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14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15" style:family="paragraph" style:parent-style-name="Standard">
      <style:text-properties fo:font-weight="bold" officeooo:rsid="001e80b3" officeooo:paragraph-rsid="0099f562" style:font-weight-asian="bold" style:font-weight-complex="bold"/>
    </style:style>
    <style:style style:name="P16" style:family="paragraph" style:parent-style-name="Standard">
      <style:text-properties fo:font-weight="bold" officeooo:rsid="001e80b3" officeooo:paragraph-rsid="009bd657" style:font-weight-asian="bold" style:font-weight-complex="bold"/>
    </style:style>
    <style:style style:name="P17" style:family="paragraph" style:parent-style-name="Standard">
      <style:text-properties fo:font-weight="bold" officeooo:rsid="001e80b3" officeooo:paragraph-rsid="009d0da1" style:font-weight-asian="bold" style:font-weight-complex="bold"/>
    </style:style>
    <style:style style:name="P18" style:family="paragraph" style:parent-style-name="Standard">
      <style:text-properties fo:font-weight="bold" officeooo:rsid="001e80b3" officeooo:paragraph-rsid="009f571e" style:font-weight-asian="bold" style:font-weight-complex="bold"/>
    </style:style>
    <style:style style:name="P19" style:family="paragraph" style:parent-style-name="Standard">
      <style:text-properties fo:font-weight="bold" officeooo:rsid="001e80b3" officeooo:paragraph-rsid="00be7969" style:font-weight-asian="bold" style:font-weight-complex="bold"/>
    </style:style>
    <style:style style:name="P20" style:family="paragraph" style:parent-style-name="Standard">
      <style:text-properties fo:font-weight="bold" officeooo:paragraph-rsid="002b0885" style:font-weight-asian="bold" style:font-weight-complex="bold"/>
    </style:style>
    <style:style style:name="P21" style:family="paragraph" style:parent-style-name="Standard">
      <style:text-properties fo:font-weight="bold" officeooo:paragraph-rsid="003920cf" style:font-weight-asian="bold" style:font-weight-complex="bold"/>
    </style:style>
    <style:style style:name="P22" style:family="paragraph" style:parent-style-name="Standard">
      <style:text-properties fo:font-weight="bold" officeooo:paragraph-rsid="003aa67f" style:font-weight-asian="bold" style:font-weight-complex="bold"/>
    </style:style>
    <style:style style:name="P23" style:family="paragraph" style:parent-style-name="Standard">
      <style:text-properties fo:font-weight="bold" officeooo:paragraph-rsid="006b71d2" style:font-weight-asian="bold" style:font-weight-complex="bold"/>
    </style:style>
    <style:style style:name="P24" style:family="paragraph" style:parent-style-name="Standard">
      <style:text-properties fo:font-weight="bold" officeooo:paragraph-rsid="00705583" style:font-weight-asian="bold" style:font-weight-complex="bold"/>
    </style:style>
    <style:style style:name="P25" style:family="paragraph" style:parent-style-name="Standard">
      <style:text-properties fo:font-weight="bold" officeooo:paragraph-rsid="0099f562" style:font-weight-asian="bold" style:font-weight-complex="bold"/>
    </style:style>
    <style:style style:name="P26" style:family="paragraph" style:parent-style-name="Standard">
      <style:text-properties fo:font-weight="bold" officeooo:paragraph-rsid="009bd657" style:font-weight-asian="bold" style:font-weight-complex="bold"/>
    </style:style>
    <style:style style:name="P27" style:family="paragraph" style:parent-style-name="Standard">
      <style:text-properties fo:font-weight="bold" officeooo:paragraph-rsid="009d0da1" style:font-weight-asian="bold" style:font-weight-complex="bold"/>
    </style:style>
    <style:style style:name="P28" style:family="paragraph" style:parent-style-name="Standard">
      <style:text-properties fo:font-weight="bold" officeooo:paragraph-rsid="009f571e" style:font-weight-asian="bold" style:font-weight-complex="bold"/>
    </style:style>
    <style:style style:name="P29" style:family="paragraph" style:parent-style-name="Standard">
      <style:text-properties fo:font-weight="bold" officeooo:paragraph-rsid="00be7969" style:font-weight-asian="bold" style:font-weight-complex="bold"/>
    </style:style>
    <style:style style:name="P30" style:family="paragraph" style:parent-style-name="Standard">
      <style:text-properties fo:font-weight="bold" officeooo:paragraph-rsid="00ca7eca" style:font-weight-asian="bold" style:font-weight-complex="bold"/>
    </style:style>
    <style:style style:name="P31" style:family="paragraph" style:parent-style-name="Standard">
      <style:paragraph-properties style:snap-to-layout-grid="false"/>
      <style:text-properties fo:language="en" fo:country="GB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34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35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36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37" style:family="paragraph" style:parent-style-name="Standard">
      <style:text-properties fo:font-size="10pt" officeooo:paragraph-rsid="002b0885" style:font-size-asian="10pt" style:font-size-complex="10pt"/>
    </style:style>
    <style:style style:name="P38" style:family="paragraph" style:parent-style-name="Standard">
      <style:text-properties fo:font-size="10pt" officeooo:paragraph-rsid="006b71d2" style:font-size-asian="10pt" style:font-size-complex="10pt"/>
    </style:style>
    <style:style style:name="P39" style:family="paragraph" style:parent-style-name="Standard">
      <style:text-properties fo:font-size="10pt" officeooo:paragraph-rsid="0099f562" style:font-size-asian="10pt" style:font-size-complex="10pt"/>
    </style:style>
    <style:style style:name="P40" style:family="paragraph" style:parent-style-name="Standard">
      <style:text-properties fo:font-size="10pt" officeooo:paragraph-rsid="009bd657" style:font-size-asian="10pt" style:font-size-complex="10pt"/>
    </style:style>
    <style:style style:name="P41" style:family="paragraph" style:parent-style-name="Standard">
      <style:text-properties fo:font-size="10pt" officeooo:paragraph-rsid="009d0da1" style:font-size-asian="10pt" style:font-size-complex="10pt"/>
    </style:style>
    <style:style style:name="P42" style:family="paragraph" style:parent-style-name="Standard">
      <style:text-properties fo:font-size="10pt" officeooo:paragraph-rsid="009f571e" style:font-size-asian="10pt" style:font-size-complex="10pt"/>
    </style:style>
    <style:style style:name="P43" style:family="paragraph" style:parent-style-name="Standard">
      <style:text-properties fo:font-size="10pt" officeooo:paragraph-rsid="00be7969" style:font-size-asian="10pt" style:font-size-complex="10pt"/>
    </style:style>
    <style:style style:name="P44" style:family="paragraph" style:parent-style-name="Standard">
      <style:text-properties fo:font-size="10pt" officeooo:paragraph-rsid="00ca7eca" style:font-size-asian="10pt" style:font-size-complex="10pt"/>
    </style:style>
    <style:style style:name="P45" style:family="paragraph" style:parent-style-name="Standard">
      <style:text-properties officeooo:rsid="001c4603" officeooo:paragraph-rsid="001c4603"/>
    </style:style>
    <style:style style:name="P46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47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48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49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50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51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52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53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54" style:family="paragraph" style:parent-style-name="Standard">
      <style:text-properties fo:font-weight="normal" officeooo:rsid="001e80b3" officeooo:paragraph-rsid="0099f562" style:font-weight-asian="normal" style:font-weight-complex="normal"/>
    </style:style>
    <style:style style:name="P55" style:family="paragraph" style:parent-style-name="Standard">
      <style:text-properties fo:font-weight="normal" officeooo:rsid="001e80b3" officeooo:paragraph-rsid="009bd657" style:font-weight-asian="normal" style:font-weight-complex="normal"/>
    </style:style>
    <style:style style:name="P56" style:family="paragraph" style:parent-style-name="Standard">
      <style:text-properties fo:font-weight="normal" officeooo:rsid="001e80b3" officeooo:paragraph-rsid="009d0da1" style:font-weight-asian="normal" style:font-weight-complex="normal"/>
    </style:style>
    <style:style style:name="P57" style:family="paragraph" style:parent-style-name="Standard">
      <style:text-properties fo:font-weight="normal" officeooo:rsid="001e80b3" officeooo:paragraph-rsid="009d7ddc" style:font-weight-asian="normal" style:font-weight-complex="normal"/>
    </style:style>
    <style:style style:name="P58" style:family="paragraph" style:parent-style-name="Standard">
      <style:text-properties fo:font-weight="normal" officeooo:rsid="001e80b3" officeooo:paragraph-rsid="009f571e" style:font-weight-asian="normal" style:font-weight-complex="normal"/>
    </style:style>
    <style:style style:name="P59" style:family="paragraph" style:parent-style-name="Standard">
      <style:text-properties fo:font-weight="normal" officeooo:rsid="001e80b3" officeooo:paragraph-rsid="00be7969" style:font-weight-asian="normal" style:font-weight-complex="normal"/>
    </style:style>
    <style:style style:name="P60" style:family="paragraph" style:parent-style-name="Standard">
      <style:text-properties fo:font-weight="normal" officeooo:rsid="001e80b3" officeooo:paragraph-rsid="00ca7eca" style:font-weight-asian="normal" style:font-weight-complex="normal"/>
    </style:style>
    <style:style style:name="P61" style:family="paragraph" style:parent-style-name="Standard">
      <style:text-properties fo:font-weight="normal" officeooo:rsid="001e80b3" officeooo:paragraph-rsid="00ca9f32" style:font-weight-asian="normal" style:font-weight-complex="normal"/>
    </style:style>
    <style:style style:name="P62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63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64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65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66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67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68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69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70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71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72" style:family="paragraph" style:parent-style-name="Standard">
      <style:text-properties fo:font-weight="normal" officeooo:rsid="001e952c" officeooo:paragraph-rsid="009bd657" style:font-weight-asian="normal" style:font-weight-complex="normal"/>
    </style:style>
    <style:style style:name="P73" style:family="paragraph" style:parent-style-name="Standard">
      <style:text-properties fo:font-weight="normal" officeooo:rsid="001e952c" officeooo:paragraph-rsid="00ca7eca" style:font-weight-asian="normal" style:font-weight-complex="normal"/>
    </style:style>
    <style:style style:name="P74" style:family="paragraph" style:parent-style-name="Standard">
      <style:text-properties fo:font-weight="normal" officeooo:rsid="001e952c" officeooo:paragraph-rsid="00cc4add" style:font-weight-asian="normal" style:font-weight-complex="normal"/>
    </style:style>
    <style:style style:name="P75" style:family="paragraph" style:parent-style-name="Standard">
      <style:text-properties fo:font-weight="normal" officeooo:rsid="001e952c" officeooo:paragraph-rsid="00cff346" style:font-weight-asian="normal" style:font-weight-complex="normal"/>
    </style:style>
    <style:style style:name="P76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77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78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79" style:family="paragraph" style:parent-style-name="Standard">
      <style:text-properties fo:font-weight="normal" officeooo:rsid="0023fa39" officeooo:paragraph-rsid="0099f562" style:font-weight-asian="normal" style:font-weight-complex="normal"/>
    </style:style>
    <style:style style:name="P80" style:family="paragraph" style:parent-style-name="Standard">
      <style:text-properties fo:font-weight="normal" officeooo:rsid="0023fa39" officeooo:paragraph-rsid="00ca3203" style:font-weight-asian="normal" style:font-weight-complex="normal"/>
    </style:style>
    <style:style style:name="P81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82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83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84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85" style:family="paragraph" style:parent-style-name="Standard">
      <style:text-properties fo:font-weight="normal" officeooo:rsid="00336224" officeooo:paragraph-rsid="009bd657" style:font-weight-asian="normal" style:font-weight-complex="normal"/>
    </style:style>
    <style:style style:name="P86" style:family="paragraph" style:parent-style-name="Standard">
      <style:text-properties fo:font-weight="normal" officeooo:rsid="00336224" officeooo:paragraph-rsid="00ca7eca" style:font-weight-asian="normal" style:font-weight-complex="normal"/>
    </style:style>
    <style:style style:name="P87" style:family="paragraph" style:parent-style-name="Standard">
      <style:text-properties fo:font-weight="normal" officeooo:paragraph-rsid="003404e0" style:font-weight-asian="normal" style:font-weight-complex="normal"/>
    </style:style>
    <style:style style:name="P88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89" style:family="paragraph" style:parent-style-name="Standard">
      <style:text-properties fo:font-weight="normal" officeooo:rsid="00429f3c" officeooo:paragraph-rsid="009bd657" style:font-weight-asian="normal" style:font-weight-complex="normal"/>
    </style:style>
    <style:style style:name="P90" style:family="paragraph" style:parent-style-name="Standard">
      <style:text-properties fo:font-weight="normal" officeooo:rsid="00429f3c" officeooo:paragraph-rsid="00ca7eca" style:font-weight-asian="normal" style:font-weight-complex="normal"/>
    </style:style>
    <style:style style:name="P91" style:family="paragraph" style:parent-style-name="Standard">
      <style:text-properties fo:font-weight="normal" officeooo:paragraph-rsid="004660e2" style:font-weight-asian="normal" style:font-weight-complex="normal"/>
    </style:style>
    <style:style style:name="P92" style:family="paragraph" style:parent-style-name="Standard">
      <style:text-properties fo:font-weight="normal" officeooo:paragraph-rsid="00690079" style:font-weight-asian="normal" style:font-weight-complex="normal"/>
    </style:style>
    <style:style style:name="P93" style:family="paragraph" style:parent-style-name="Standard">
      <style:text-properties fo:font-weight="normal" officeooo:paragraph-rsid="006b71d2" style:font-weight-asian="normal" style:font-weight-complex="normal"/>
    </style:style>
    <style:style style:name="P94" style:family="paragraph" style:parent-style-name="Standard">
      <style:text-properties fo:font-weight="normal" officeooo:paragraph-rsid="00705583" style:font-weight-asian="normal" style:font-weight-complex="normal"/>
    </style:style>
    <style:style style:name="P95" style:family="paragraph" style:parent-style-name="Standard">
      <style:text-properties fo:font-weight="normal" officeooo:paragraph-rsid="00429f3c" style:font-weight-asian="normal" style:font-weight-complex="normal"/>
    </style:style>
    <style:style style:name="P96" style:family="paragraph" style:parent-style-name="Standard">
      <style:text-properties fo:font-weight="normal" officeooo:paragraph-rsid="009bd657" style:font-weight-asian="normal" style:font-weight-complex="normal"/>
    </style:style>
    <style:style style:name="P97" style:family="paragraph" style:parent-style-name="Standard">
      <style:text-properties fo:font-weight="normal" officeooo:rsid="009d7ddc" officeooo:paragraph-rsid="009d7ddc" style:font-weight-asian="normal" style:font-weight-complex="normal"/>
    </style:style>
    <style:style style:name="P98" style:family="paragraph" style:parent-style-name="Standard">
      <style:text-properties fo:font-weight="normal" officeooo:rsid="009d7ddc" officeooo:paragraph-rsid="009d0da1" style:font-weight-asian="normal" style:font-weight-complex="normal"/>
    </style:style>
    <style:style style:name="P99" style:family="paragraph" style:parent-style-name="Standard">
      <style:text-properties fo:font-weight="normal" officeooo:paragraph-rsid="009f571e" style:font-weight-asian="normal" style:font-weight-complex="normal"/>
    </style:style>
    <style:style style:name="P100" style:family="paragraph" style:parent-style-name="Standard">
      <style:text-properties fo:font-weight="normal" officeooo:paragraph-rsid="00a25e94" style:font-weight-asian="normal" style:font-weight-complex="normal"/>
    </style:style>
    <style:style style:name="P101" style:family="paragraph" style:parent-style-name="Standard">
      <style:text-properties fo:font-weight="normal" officeooo:paragraph-rsid="00ca7eca" style:font-weight-asian="normal" style:font-weight-complex="normal"/>
    </style:style>
    <style:style style:name="P102" style:family="paragraph" style:parent-style-name="Standard">
      <style:text-properties officeooo:paragraph-rsid="0099f562"/>
    </style:style>
    <style:style style:name="P103" style:family="paragraph" style:parent-style-name="Standard">
      <style:text-properties officeooo:paragraph-rsid="009bd657"/>
    </style:style>
    <style:style style:name="P104" style:family="paragraph" style:parent-style-name="Standard">
      <style:text-properties officeooo:paragraph-rsid="009d0da1"/>
    </style:style>
    <style:style style:name="P105" style:family="paragraph" style:parent-style-name="Standard">
      <style:text-properties officeooo:paragraph-rsid="00be7969"/>
    </style:style>
    <style:style style:name="P106" style:family="paragraph" style:parent-style-name="Standard">
      <style:text-properties officeooo:paragraph-rsid="009f571e"/>
    </style:style>
    <style:style style:name="P107" style:family="paragraph" style:parent-style-name="Heading_20_1">
      <style:paragraph-properties style:snap-to-layout-grid="false"/>
      <style:text-properties fo:font-size="12pt" style:font-size-asian="12pt"/>
    </style:style>
    <style:style style:name="P108" style:family="paragraph" style:parent-style-name="Heading_20_2">
      <style:paragraph-properties style:snap-to-layout-grid="false"/>
    </style:style>
    <style:style style:name="P109" style:family="paragraph" style:parent-style-name="Heading_20_3">
      <style:paragraph-properties style:snap-to-layout-grid="false"/>
    </style:style>
    <style:style style:name="P110" style:family="paragraph" style:parent-style-name="Title">
      <style:paragraph-properties fo:break-before="page"/>
    </style:style>
    <style:style style:name="P111" style:family="paragraph" style:parent-style-name="Heading_20_5">
      <style:text-properties officeooo:paragraph-rsid="002b0885"/>
    </style:style>
    <style:style style:name="P112" style:family="paragraph" style:parent-style-name="Heading_20_5">
      <style:text-properties officeooo:paragraph-rsid="006b71d2"/>
    </style:style>
    <style:style style:name="P113" style:family="paragraph" style:parent-style-name="Heading_20_5">
      <style:text-properties officeooo:paragraph-rsid="00705583"/>
    </style:style>
    <style:style style:name="P114" style:family="paragraph" style:parent-style-name="Heading_20_5">
      <style:text-properties officeooo:paragraph-rsid="0099f562"/>
    </style:style>
    <style:style style:name="P115" style:family="paragraph" style:parent-style-name="Heading_20_5">
      <style:text-properties officeooo:paragraph-rsid="009bd657"/>
    </style:style>
    <style:style style:name="P116" style:family="paragraph" style:parent-style-name="Heading_20_5">
      <style:text-properties officeooo:paragraph-rsid="009d0da1"/>
    </style:style>
    <style:style style:name="P117" style:family="paragraph" style:parent-style-name="Heading_20_5">
      <style:text-properties officeooo:paragraph-rsid="009f571e"/>
    </style:style>
    <style:style style:name="P118" style:family="paragraph" style:parent-style-name="Heading_20_5">
      <style:text-properties officeooo:paragraph-rsid="00be7969"/>
    </style:style>
    <style:style style:name="P119" style:family="paragraph" style:parent-style-name="Heading_20_5">
      <style:text-properties officeooo:paragraph-rsid="00ca7eca"/>
    </style:style>
    <style:style style:name="P120" style:family="paragraph" style:parent-style-name="Title">
      <style:text-properties officeooo:paragraph-rsid="009bd657"/>
    </style:style>
    <style:style style:name="P121" style:family="paragraph" style:parent-style-name="Title">
      <style:text-properties officeooo:paragraph-rsid="009d0da1"/>
    </style:style>
    <style:style style:name="P122" style:family="paragraph" style:parent-style-name="Title">
      <style:text-properties officeooo:paragraph-rsid="009f571e"/>
    </style:style>
    <style:style style:name="P123" style:family="paragraph" style:parent-style-name="Title">
      <style:text-properties officeooo:paragraph-rsid="00be7969"/>
    </style:style>
    <style:style style:name="P124" style:family="paragraph" style:parent-style-name="Title">
      <style:text-properties officeooo:paragraph-rsid="00ca7eca"/>
    </style:style>
    <style:style style:name="P125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26" style:family="paragraph" style:parent-style-name="Title" style:master-page-name="Conversion_20_2">
      <style:paragraph-properties style:page-number="auto"/>
    </style:style>
    <style:style style:name="P127" style:family="paragraph" style:parent-style-name="Title" style:master-page-name="Conversion_20_3">
      <style:paragraph-properties style:page-number="auto"/>
    </style:style>
    <style:style style:name="P128" style:family="paragraph" style:parent-style-name="Title" style:master-page-name="Conversion_20_4">
      <style:paragraph-properties style:page-number="auto"/>
    </style:style>
    <style:style style:name="P129" style:family="paragraph" style:parent-style-name="Title" style:master-page-name="Conversion_20_4">
      <style:paragraph-properties style:page-number="auto" fo:break-before="page"/>
      <style:text-properties officeooo:paragraph-rsid="009bd657"/>
    </style:style>
    <style:style style:name="P130" style:family="paragraph" style:parent-style-name="Title" style:master-page-name="Conversion_20_4">
      <style:paragraph-properties style:page-number="auto" fo:break-before="page"/>
      <style:text-properties officeooo:paragraph-rsid="009f571e"/>
    </style:style>
    <style:style style:name="P131" style:family="paragraph" style:parent-style-name="Title" style:master-page-name="Conversion_20_4">
      <style:paragraph-properties style:page-number="auto" fo:break-before="page"/>
      <style:text-properties officeooo:paragraph-rsid="00ca7eca"/>
    </style:style>
    <style:style style:name="P132" style:family="paragraph" style:parent-style-name="Title" style:master-page-name="Conversion_20_5">
      <style:paragraph-properties style:page-number="auto"/>
    </style:style>
    <style:style style:name="P133" style:family="paragraph" style:parent-style-name="Title" style:master-page-name="Conversion_20_6">
      <style:paragraph-properties style:page-number="auto"/>
    </style:style>
    <style:style style:name="P134" style:family="paragraph" style:parent-style-name="Title" style:master-page-name="Conversion_20_7">
      <style:paragraph-properties style:page-number="auto"/>
    </style:style>
    <style:style style:name="P135" style:family="paragraph" style:parent-style-name="Title" style:master-page-name="Conversion_20_7">
      <style:paragraph-properties style:page-number="auto"/>
      <style:text-properties officeooo:paragraph-rsid="009d0da1"/>
    </style:style>
    <style:style style:name="P136" style:family="paragraph" style:parent-style-name="Title" style:master-page-name="Conversion_20_7">
      <style:paragraph-properties style:page-number="auto" fo:break-before="page"/>
      <style:text-properties officeooo:paragraph-rsid="00be7969"/>
    </style:style>
    <style:style style:name="P137" style:family="paragraph" style:parent-style-name="Standard" style:master-page-name="Conversion_20_1">
      <style:paragraph-properties fo:text-align="center" style:justify-single-word="false" style:page-number="auto"/>
    </style:style>
    <style:style style:name="P138" style:family="paragraph" style:parent-style-name="Standard" style:list-style-name="L1">
      <style:text-properties officeooo:paragraph-rsid="0022ecb0"/>
    </style:style>
    <style:style style:name="P139" style:family="paragraph" style:parent-style-name="Standard" style:list-style-name="L1">
      <style:text-properties officeooo:paragraph-rsid="002b0885"/>
    </style:style>
    <style:style style:name="P140" style:family="paragraph" style:parent-style-name="Standard" style:list-style-name="L1">
      <style:text-properties officeooo:paragraph-rsid="00319547"/>
    </style:style>
    <style:style style:name="P141" style:family="paragraph" style:parent-style-name="Standard" style:list-style-name="L1">
      <style:text-properties officeooo:paragraph-rsid="00aa6e09"/>
    </style:style>
    <style:style style:name="P142" style:family="paragraph" style:parent-style-name="Standard" style:list-style-name="L1">
      <style:text-properties officeooo:paragraph-rsid="0058f504"/>
    </style:style>
    <style:style style:name="P143" style:family="paragraph" style:parent-style-name="Standard" style:list-style-name="L1">
      <style:text-properties officeooo:paragraph-rsid="00588125"/>
    </style:style>
    <style:style style:name="P144" style:family="paragraph" style:parent-style-name="Standard" style:list-style-name="L1">
      <style:text-properties officeooo:paragraph-rsid="007f8263"/>
    </style:style>
    <style:style style:name="P145" style:family="paragraph" style:parent-style-name="Standard" style:list-style-name="L1">
      <style:text-properties officeooo:paragraph-rsid="006b71d2"/>
    </style:style>
    <style:style style:name="P146" style:family="paragraph" style:parent-style-name="Standard" style:list-style-name="L1">
      <style:text-properties officeooo:paragraph-rsid="00705583"/>
    </style:style>
    <style:style style:name="P147" style:family="paragraph" style:parent-style-name="Standard" style:list-style-name="L1">
      <style:text-properties officeooo:paragraph-rsid="0099f562"/>
    </style:style>
    <style:style style:name="P148" style:family="paragraph" style:parent-style-name="Standard" style:list-style-name="L1">
      <style:text-properties officeooo:paragraph-rsid="00ad1245"/>
    </style:style>
    <style:style style:name="P149" style:family="paragraph" style:parent-style-name="Standard" style:list-style-name="L1">
      <style:text-properties officeooo:paragraph-rsid="009bd657"/>
    </style:style>
    <style:style style:name="P150" style:family="paragraph" style:parent-style-name="Standard" style:list-style-name="L1">
      <style:text-properties officeooo:paragraph-rsid="009d7ddc"/>
    </style:style>
    <style:style style:name="P151" style:family="paragraph" style:parent-style-name="Standard" style:list-style-name="L1">
      <style:text-properties officeooo:paragraph-rsid="00af239e"/>
    </style:style>
    <style:style style:name="P152" style:family="paragraph" style:parent-style-name="Standard" style:list-style-name="L1">
      <style:text-properties officeooo:paragraph-rsid="00a42632"/>
    </style:style>
    <style:style style:name="P153" style:family="paragraph" style:parent-style-name="Standard" style:list-style-name="L1">
      <style:text-properties officeooo:paragraph-rsid="00c89636"/>
    </style:style>
    <style:style style:name="P154" style:family="paragraph" style:parent-style-name="Standard" style:list-style-name="L1">
      <style:text-properties officeooo:paragraph-rsid="00d6494a"/>
    </style:style>
    <style:style style:name="P155" style:family="paragraph" style:parent-style-name="Standard" style:list-style-name="L1">
      <style:text-properties officeooo:paragraph-rsid="00d33e84"/>
    </style:style>
    <style:style style:name="P156" style:family="paragraph" style:parent-style-name="Standard" style:list-style-name="L1">
      <style:text-properties officeooo:rsid="001e80b3" officeooo:paragraph-rsid="001e80b3"/>
    </style:style>
    <style:style style:name="P157" style:family="paragraph" style:parent-style-name="Standard" style:list-style-name="L1">
      <style:text-properties officeooo:rsid="001e80b3" officeooo:paragraph-rsid="00690079"/>
    </style:style>
    <style:style style:name="P158" style:family="paragraph" style:parent-style-name="Standard" style:list-style-name="L1">
      <style:text-properties officeooo:rsid="001e80b3" officeooo:paragraph-rsid="002b0885"/>
    </style:style>
    <style:style style:name="P159" style:family="paragraph" style:parent-style-name="Standard" style:list-style-name="L1">
      <style:text-properties officeooo:rsid="001e80b3" officeooo:paragraph-rsid="006b71d2"/>
    </style:style>
    <style:style style:name="P160" style:family="paragraph" style:parent-style-name="Standard" style:list-style-name="L1">
      <style:text-properties officeooo:rsid="001e80b3" officeooo:paragraph-rsid="00705583"/>
    </style:style>
    <style:style style:name="P161" style:family="paragraph" style:parent-style-name="Standard" style:list-style-name="L1">
      <style:text-properties officeooo:rsid="0021b923" officeooo:paragraph-rsid="0021b923"/>
    </style:style>
    <style:style style:name="P162" style:family="paragraph" style:parent-style-name="Standard" style:list-style-name="L1">
      <style:text-properties officeooo:rsid="0021b923" officeooo:paragraph-rsid="002b0885"/>
    </style:style>
    <style:style style:name="P163" style:family="paragraph" style:parent-style-name="Standard" style:list-style-name="L1">
      <style:text-properties officeooo:rsid="0021b923" officeooo:paragraph-rsid="003d2b49"/>
    </style:style>
    <style:style style:name="P164" style:family="paragraph" style:parent-style-name="Standard" style:list-style-name="L1">
      <style:text-properties officeooo:rsid="0021b923" officeooo:paragraph-rsid="003efe5d"/>
    </style:style>
    <style:style style:name="P165" style:family="paragraph" style:parent-style-name="Standard" style:list-style-name="L1">
      <style:text-properties officeooo:rsid="0021b923" officeooo:paragraph-rsid="0085d5bd"/>
    </style:style>
    <style:style style:name="P166" style:family="paragraph" style:parent-style-name="Standard" style:list-style-name="L1">
      <style:text-properties officeooo:rsid="0021b923" officeooo:paragraph-rsid="008a01d9"/>
    </style:style>
    <style:style style:name="P167" style:family="paragraph" style:parent-style-name="Standard" style:list-style-name="L1">
      <style:text-properties officeooo:rsid="0021b923" officeooo:paragraph-rsid="00705583"/>
    </style:style>
    <style:style style:name="P168" style:family="paragraph" style:parent-style-name="Standard" style:list-style-name="L1">
      <style:text-properties officeooo:rsid="0021b923" officeooo:paragraph-rsid="009bd657"/>
    </style:style>
    <style:style style:name="P169" style:family="paragraph" style:parent-style-name="Standard" style:list-style-name="L1">
      <style:text-properties officeooo:rsid="0021b923" officeooo:paragraph-rsid="00ca7eca"/>
    </style:style>
    <style:style style:name="P170" style:family="paragraph" style:parent-style-name="Standard" style:list-style-name="L1">
      <style:text-properties officeooo:rsid="0021b923" officeooo:paragraph-rsid="00d0f06b"/>
    </style:style>
    <style:style style:name="P171" style:family="paragraph" style:parent-style-name="Standard" style:list-style-name="L1">
      <style:text-properties officeooo:rsid="0022ecb0" officeooo:paragraph-rsid="0022ecb0"/>
    </style:style>
    <style:style style:name="P172" style:family="paragraph" style:parent-style-name="Standard" style:list-style-name="L1">
      <style:text-properties officeooo:rsid="0022ecb0" officeooo:paragraph-rsid="002b0885"/>
    </style:style>
    <style:style style:name="P173" style:family="paragraph" style:parent-style-name="Standard" style:list-style-name="L1">
      <style:text-properties officeooo:rsid="0022ecb0" officeooo:paragraph-rsid="003d2b49"/>
    </style:style>
    <style:style style:name="P174" style:family="paragraph" style:parent-style-name="Standard" style:list-style-name="L1">
      <style:text-properties officeooo:rsid="0022ecb0" officeooo:paragraph-rsid="0080ea93"/>
    </style:style>
    <style:style style:name="P175" style:family="paragraph" style:parent-style-name="Standard" style:list-style-name="L1">
      <style:text-properties officeooo:rsid="0022ecb0" officeooo:paragraph-rsid="0065787b"/>
    </style:style>
    <style:style style:name="P176" style:family="paragraph" style:parent-style-name="Standard" style:list-style-name="L1">
      <style:text-properties officeooo:rsid="0022ecb0" officeooo:paragraph-rsid="006b71d2"/>
    </style:style>
    <style:style style:name="P177" style:family="paragraph" style:parent-style-name="Standard" style:list-style-name="L1">
      <style:text-properties officeooo:rsid="0022ecb0" officeooo:paragraph-rsid="00705583"/>
    </style:style>
    <style:style style:name="P178" style:family="paragraph" style:parent-style-name="Standard" style:list-style-name="L1">
      <style:text-properties officeooo:rsid="0022ecb0" officeooo:paragraph-rsid="0090f3fd"/>
    </style:style>
    <style:style style:name="P179" style:family="paragraph" style:parent-style-name="Standard" style:list-style-name="L1">
      <style:text-properties officeooo:rsid="0022ecb0" officeooo:paragraph-rsid="009bd657"/>
    </style:style>
    <style:style style:name="P180" style:family="paragraph" style:parent-style-name="Standard" style:list-style-name="L1">
      <style:text-properties officeooo:rsid="0022ecb0" officeooo:paragraph-rsid="00a42632"/>
    </style:style>
    <style:style style:name="P181" style:family="paragraph" style:parent-style-name="Standard" style:list-style-name="L1">
      <style:text-properties officeooo:rsid="0022ecb0" officeooo:paragraph-rsid="00d0f06b"/>
    </style:style>
    <style:style style:name="P182" style:family="paragraph" style:parent-style-name="Standard" style:list-style-name="L1">
      <style:text-properties officeooo:rsid="0022ecb0" officeooo:paragraph-rsid="00d33e84"/>
    </style:style>
    <style:style style:name="P183" style:family="paragraph" style:parent-style-name="Standard" style:list-style-name="L1">
      <style:text-properties officeooo:rsid="001fe53f" officeooo:paragraph-rsid="002b0885"/>
    </style:style>
    <style:style style:name="P184" style:family="paragraph" style:parent-style-name="Standard" style:list-style-name="L1">
      <style:text-properties officeooo:rsid="001fe53f" officeooo:paragraph-rsid="00b702af"/>
    </style:style>
    <style:style style:name="P185" style:family="paragraph" style:parent-style-name="Standard" style:list-style-name="L1">
      <style:text-properties officeooo:rsid="001fe53f" officeooo:paragraph-rsid="009275c3"/>
    </style:style>
    <style:style style:name="P186" style:family="paragraph" style:parent-style-name="Standard" style:list-style-name="L1">
      <style:text-properties officeooo:rsid="001fe53f" officeooo:paragraph-rsid="00936b27"/>
    </style:style>
    <style:style style:name="P187" style:family="paragraph" style:parent-style-name="Standard" style:list-style-name="L1">
      <style:text-properties officeooo:rsid="001fe53f" officeooo:paragraph-rsid="00b22a19"/>
    </style:style>
    <style:style style:name="P188" style:family="paragraph" style:parent-style-name="Standard" style:list-style-name="L1">
      <style:text-properties officeooo:rsid="004c92d4" officeooo:paragraph-rsid="004c92d4"/>
    </style:style>
    <style:style style:name="P189" style:family="paragraph" style:parent-style-name="Standard" style:list-style-name="L1">
      <style:text-properties officeooo:rsid="004c92d4" officeooo:paragraph-rsid="004e2e84"/>
    </style:style>
    <style:style style:name="P190" style:family="paragraph" style:parent-style-name="Standard" style:list-style-name="L1">
      <style:text-properties officeooo:rsid="004c92d4" officeooo:paragraph-rsid="007f8263"/>
    </style:style>
    <style:style style:name="P191" style:family="paragraph" style:parent-style-name="Standard" style:list-style-name="L1">
      <style:text-properties officeooo:rsid="004c92d4" officeooo:paragraph-rsid="00705583"/>
    </style:style>
    <style:style style:name="P192" style:family="paragraph" style:parent-style-name="Standard" style:list-style-name="L1">
      <style:text-properties officeooo:rsid="004c92d4" officeooo:paragraph-rsid="009bd657"/>
    </style:style>
    <style:style style:name="P193" style:family="paragraph" style:parent-style-name="Standard" style:list-style-name="L1">
      <style:text-properties officeooo:rsid="004c92d4" officeooo:paragraph-rsid="00d0f06b"/>
    </style:style>
    <style:style style:name="P194" style:family="paragraph" style:parent-style-name="Standard" style:list-style-name="L1">
      <style:text-properties officeooo:rsid="004c92d4" officeooo:paragraph-rsid="00d1f0e1"/>
    </style:style>
    <style:style style:name="P195" style:family="paragraph" style:parent-style-name="Standard" style:list-style-name="L1">
      <style:text-properties officeooo:rsid="0079ddd6" officeooo:paragraph-rsid="0079ddd6"/>
    </style:style>
    <style:style style:name="P196" style:family="paragraph" style:parent-style-name="Standard" style:list-style-name="L1">
      <style:text-properties officeooo:rsid="0079ddd6" officeooo:paragraph-rsid="007f8263"/>
    </style:style>
    <style:style style:name="P197" style:family="paragraph" style:parent-style-name="Standard" style:list-style-name="L1">
      <style:text-properties officeooo:rsid="0079ddd6" officeooo:paragraph-rsid="009076c0"/>
    </style:style>
    <style:style style:name="P198" style:family="paragraph" style:parent-style-name="Standard" style:list-style-name="L1">
      <style:text-properties officeooo:rsid="0079ddd6" officeooo:paragraph-rsid="009bd657"/>
    </style:style>
    <style:style style:name="P199" style:family="paragraph" style:parent-style-name="Standard" style:list-style-name="L1">
      <style:text-properties officeooo:rsid="0079ddd6" officeooo:paragraph-rsid="00d1f0e1"/>
    </style:style>
    <style:style style:name="P200" style:family="paragraph" style:parent-style-name="Standard" style:list-style-name="L1">
      <style:text-properties officeooo:rsid="00aa6e09" officeooo:paragraph-rsid="00aa6e09"/>
    </style:style>
    <style:style style:name="P201" style:family="paragraph" style:parent-style-name="Standard" style:list-style-name="L1">
      <style:text-properties officeooo:rsid="00ade135" officeooo:paragraph-rsid="00ade135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normal" officeooo:rsid="009d7ddc" style:font-weight-asian="normal" style:font-weight-complex="normal"/>
    </style:style>
    <style:style style:name="T26" style:family="text">
      <style:text-properties fo:font-weight="normal" officeooo:rsid="00a42632" style:font-weight-asian="normal" style:font-weight-complex="normal"/>
    </style:style>
    <style:style style:name="T27" style:family="text">
      <style:text-properties fo:font-weight="normal" officeooo:rsid="00aa6e09" style:font-weight-asian="normal" style:font-weight-complex="normal"/>
    </style:style>
    <style:style style:name="T28" style:family="text">
      <style:text-properties fo:font-weight="normal" officeooo:rsid="00ab15e9" style:font-weight-asian="normal" style:font-weight-complex="normal"/>
    </style:style>
    <style:style style:name="T29" style:family="text">
      <style:text-properties fo:font-weight="normal" officeooo:rsid="00ad1245" style:font-weight-asian="normal" style:font-weight-complex="normal"/>
    </style:style>
    <style:style style:name="T30" style:family="text">
      <style:text-properties fo:font-weight="normal" officeooo:rsid="00adeed0" style:font-weight-asian="normal" style:font-weight-complex="normal"/>
    </style:style>
    <style:style style:name="T31" style:family="text">
      <style:text-properties fo:font-weight="normal" officeooo:rsid="00af239e" style:font-weight-asian="normal" style:font-weight-complex="normal"/>
    </style:style>
    <style:style style:name="T32" style:family="text">
      <style:text-properties fo:font-weight="normal" officeooo:rsid="00afb4c3" style:font-weight-asian="normal" style:font-weight-complex="normal"/>
    </style:style>
    <style:style style:name="T33" style:family="text">
      <style:text-properties fo:font-weight="normal" officeooo:rsid="00b22a19" style:font-weight-asian="normal" style:font-weight-complex="normal"/>
    </style:style>
    <style:style style:name="T34" style:family="text">
      <style:text-properties fo:font-weight="normal" officeooo:rsid="00b702af" style:font-weight-asian="normal" style:font-weight-complex="normal"/>
    </style:style>
    <style:style style:name="T35" style:family="text">
      <style:text-properties fo:font-weight="normal" officeooo:rsid="00b8b2d6" style:font-weight-asian="normal" style:font-weight-complex="normal"/>
    </style:style>
    <style:style style:name="T36" style:family="text">
      <style:text-properties fo:font-weight="normal" officeooo:rsid="00c89636" style:font-weight-asian="normal" style:font-weight-complex="normal"/>
    </style:style>
    <style:style style:name="T37" style:family="text">
      <style:text-properties fo:font-weight="normal" officeooo:rsid="00d0f06b" style:font-weight-asian="normal" style:font-weight-complex="normal"/>
    </style:style>
    <style:style style:name="T38" style:family="text">
      <style:text-properties fo:font-weight="normal" officeooo:rsid="00d18257" style:font-weight-asian="normal" style:font-weight-complex="normal"/>
    </style:style>
    <style:style style:name="T39" style:family="text">
      <style:text-properties fo:font-weight="normal" officeooo:rsid="00d1f0e1" style:font-weight-asian="normal" style:font-weight-complex="normal"/>
    </style:style>
    <style:style style:name="T40" style:family="text">
      <style:text-properties fo:font-weight="normal" officeooo:rsid="00d33e84" style:font-weight-asian="normal" style:font-weight-complex="normal"/>
    </style:style>
    <style:style style:name="T41" style:family="text">
      <style:text-properties fo:font-weight="normal" officeooo:rsid="00d50a0d" style:font-weight-asian="normal" style:font-weight-complex="normal"/>
    </style:style>
    <style:style style:name="T42" style:family="text">
      <style:text-properties fo:font-weight="normal" officeooo:rsid="00ade135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language="en" fo:country="GB"/>
    </style:style>
    <style:style style:name="T45" style:family="text">
      <style:text-properties style:text-position="super 58%" style:font-name="Times" fo:language="en" fo:country="GB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01c4603"/>
    </style:style>
    <style:style style:name="T48" style:family="text">
      <style:text-properties officeooo:rsid="001f5e75"/>
    </style:style>
    <style:style style:name="T49" style:family="text">
      <style:text-properties officeooo:rsid="00259705"/>
    </style:style>
    <style:style style:name="T50" style:family="text">
      <style:text-properties style:font-name="DejaVu Sans Mono" fo:font-size="9pt" style:font-size-asian="9pt" style:font-size-complex="9pt"/>
    </style:style>
    <style:style style:name="T51" style:family="text">
      <style:text-properties style:font-name="DejaVu Sans Mono" fo:font-size="9pt" officeooo:rsid="001f5e75" style:font-size-asian="9pt" style:font-size-complex="9pt"/>
    </style:style>
    <style:style style:name="T52" style:family="text">
      <style:text-properties style:font-name="DejaVu Sans Mono" fo:font-size="9pt" officeooo:rsid="002cd033" style:font-size-asian="9pt" style:font-size-complex="9pt"/>
    </style:style>
    <style:style style:name="T53" style:family="text">
      <style:text-properties style:font-name="DejaVu Sans Mono" fo:font-size="9pt" officeooo:rsid="002e078d" style:font-size-asian="9pt" style:font-size-complex="9pt"/>
    </style:style>
    <style:style style:name="T54" style:family="text">
      <style:text-properties style:font-name="DejaVu Sans Mono" fo:font-size="9pt" officeooo:rsid="002e7d4b" style:font-size-asian="9pt" style:font-size-complex="9pt"/>
    </style:style>
    <style:style style:name="T55" style:family="text">
      <style:text-properties style:font-name="DejaVu Sans Mono" fo:font-size="9pt" officeooo:rsid="003404e0" style:font-size-asian="9pt" style:font-size-complex="9pt"/>
    </style:style>
    <style:style style:name="T56" style:family="text">
      <style:text-properties style:font-name="DejaVu Sans Mono" fo:font-size="9pt" officeooo:rsid="0034d311" style:font-size-asian="9pt" style:font-size-complex="9pt"/>
    </style:style>
    <style:style style:name="T57" style:family="text">
      <style:text-properties style:font-name="DejaVu Sans Mono" fo:font-size="9pt" officeooo:rsid="003c38df" style:font-size-asian="9pt" style:font-size-complex="9pt"/>
    </style:style>
    <style:style style:name="T58" style:family="text">
      <style:text-properties style:font-name="DejaVu Sans Mono" fo:font-size="9pt" officeooo:rsid="009d0da1" style:font-size-asian="9pt" style:font-size-complex="9pt"/>
    </style:style>
    <style:style style:name="T59" style:family="text">
      <style:text-properties style:font-name="DejaVu Sans Mono" fo:font-size="9pt" officeooo:rsid="00be7969" style:font-size-asian="9pt" style:font-size-complex="9pt"/>
    </style:style>
    <style:style style:name="T60" style:family="text">
      <style:text-properties style:font-name="DejaVu Sans Mono" fo:font-size="9pt" officeooo:rsid="00d0b7b6" style:font-size-asian="9pt" style:font-size-complex="9pt"/>
    </style:style>
    <style:style style:name="T61" style:family="text">
      <style:text-properties style:font-name="DejaVu Sans Mono" fo:font-size="9pt" officeooo:rsid="00d50a0d" style:font-size-asian="9pt" style:font-size-complex="9pt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2cd033" style:font-style-asian="italic" style:font-style-complex="italic"/>
    </style:style>
    <style:style style:name="T64" style:family="text">
      <style:text-properties fo:font-style="italic" officeooo:rsid="001e80b3" style:font-style-asian="italic" style:font-style-complex="italic"/>
    </style:style>
    <style:style style:name="T65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6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7" style:family="text">
      <style:text-properties style:use-window-font-color="true" style:font-name="DejaVu Sans Mono" fo:font-size="9pt" fo:language="fr" fo:country="FR" fo:font-weight="normal" officeooo:rsid="009d0d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8" style:family="text">
      <style:text-properties style:use-window-font-color="true" style:font-name="DejaVu Sans Mono" fo:font-size="9pt" fo:language="fr" fo:country="FR" fo:font-weight="normal" officeooo:rsid="00be7969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9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70" style:family="text">
      <style:text-properties style:use-window-font-color="true" style:font-name="DejaVu Sans Mono" fo:font-size="9pt" fo:language="fr" fo:country="FR" officeooo:rsid="009d0da1" style:font-name-asian="Times New Roman" style:font-size-asian="9pt" style:font-name-complex="Times New Roman" style:font-size-complex="9pt" style:language-complex="ar" style:country-complex="SA"/>
    </style:style>
    <style:style style:name="T71" style:family="text">
      <style:text-properties style:use-window-font-color="true" style:font-name="DejaVu Sans Mono" fo:font-size="9pt" fo:language="fr" fo:country="FR" officeooo:rsid="00a0aba2" style:font-name-asian="Times New Roman" style:font-size-asian="9pt" style:font-name-complex="Times New Roman" style:font-size-complex="9pt" style:language-complex="ar" style:country-complex="SA"/>
    </style:style>
    <style:style style:name="T72" style:family="text">
      <style:text-properties style:use-window-font-color="true" style:font-name="DejaVu Sans Mono" fo:font-size="9pt" fo:language="fr" fo:country="FR" officeooo:rsid="00be7969" style:font-name-asian="Times New Roman" style:font-size-asian="9pt" style:font-name-complex="Times New Roman" style:font-size-complex="9pt" style:language-complex="ar" style:country-complex="SA"/>
    </style:style>
    <style:style style:name="T73" style:family="text">
      <style:text-properties officeooo:rsid="002b0885"/>
    </style:style>
    <style:style style:name="T74" style:family="text">
      <style:text-properties officeooo:rsid="002cd033"/>
    </style:style>
    <style:style style:name="T75" style:family="text">
      <style:text-properties officeooo:rsid="002e078d"/>
    </style:style>
    <style:style style:name="T76" style:family="text">
      <style:text-properties officeooo:rsid="002e7d4b"/>
    </style:style>
    <style:style style:name="T77" style:family="text">
      <style:text-properties officeooo:rsid="00336224"/>
    </style:style>
    <style:style style:name="T78" style:family="text">
      <style:text-properties officeooo:rsid="00337f8b"/>
    </style:style>
    <style:style style:name="T79" style:family="text">
      <style:text-properties officeooo:rsid="0034d311"/>
    </style:style>
    <style:style style:name="T80" style:family="text">
      <style:text-properties officeooo:rsid="003aa67f"/>
    </style:style>
    <style:style style:name="T81" style:family="text">
      <style:text-properties officeooo:rsid="003c38df"/>
    </style:style>
    <style:style style:name="T82" style:family="text">
      <style:text-properties officeooo:rsid="00505e43"/>
    </style:style>
    <style:style style:name="T83" style:family="text">
      <style:text-properties officeooo:rsid="005be198"/>
    </style:style>
    <style:style style:name="T84" style:family="text">
      <style:text-properties officeooo:rsid="005cb7f4"/>
    </style:style>
    <style:style style:name="T85" style:family="text">
      <style:text-properties officeooo:rsid="0063b9a9"/>
    </style:style>
    <style:style style:name="T86" style:family="text">
      <style:text-properties officeooo:rsid="006b71d2"/>
    </style:style>
    <style:style style:name="T87" style:family="text">
      <style:text-properties officeooo:rsid="00705583"/>
    </style:style>
    <style:style style:name="T88" style:family="text">
      <style:text-properties officeooo:rsid="00887601"/>
    </style:style>
    <style:style style:name="T89" style:family="text">
      <style:text-properties officeooo:rsid="0094cc57"/>
    </style:style>
    <style:style style:name="T90" style:family="text">
      <style:text-properties officeooo:rsid="0099f562"/>
    </style:style>
    <style:style style:name="T91" style:family="text">
      <style:text-properties officeooo:rsid="009bd657"/>
    </style:style>
    <style:style style:name="T92" style:family="text">
      <style:text-properties officeooo:rsid="009d0da1"/>
    </style:style>
    <style:style style:name="T93" style:family="text">
      <style:text-properties officeooo:rsid="009d7ddc"/>
    </style:style>
    <style:style style:name="T94" style:family="text">
      <style:text-properties officeooo:rsid="00a0be20"/>
    </style:style>
    <style:style style:name="T95" style:family="text">
      <style:text-properties officeooo:rsid="001e80b3"/>
    </style:style>
    <style:style style:name="T96" style:family="text">
      <style:text-properties officeooo:rsid="00ab577c"/>
    </style:style>
    <style:style style:name="T97" style:family="text">
      <style:text-properties officeooo:rsid="00ae0caa"/>
    </style:style>
    <style:style style:name="T98" style:family="text">
      <style:text-properties officeooo:rsid="00b1ad48"/>
    </style:style>
    <style:style style:name="T99" style:family="text">
      <style:text-properties officeooo:rsid="00ba415c"/>
    </style:style>
    <style:style style:name="T100" style:family="text">
      <style:text-properties officeooo:rsid="00bfef78"/>
    </style:style>
    <style:style style:name="T101" style:family="text">
      <style:text-properties officeooo:rsid="00ca3203"/>
    </style:style>
    <style:style style:name="T102" style:family="text">
      <style:text-properties officeooo:rsid="00ca7eca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INF112 — Dossier de validation prévisionnel</text:p>
      <text:p text:style-name="Subtitle"/>
      <text:p text:style-name="Text_20_body"/>
      <text:p text:style-name="Text_20_body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107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45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45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43">Date de dernière mise à jour : </text:span>1<text:span text:style-name="T47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108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43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43">Critère (s) de validation</text:span><text:span text:style-name="T43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44">Tests OK</text:span><text:span text:style-name="T45">2</text:span></text:p></table:table-cell><table:table-cell table:style-name="Tableau2.A1" office:value-type="string"><text:p text:style-name="P31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3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109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43">Résultat</text:span><text:span text:style-name="T43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43">Gravité de l’anomalie </text:span><text:span text:style-name="T43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109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43">Résultat</text:span><text:span text:style-name="T43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43">Gravité de l’anomalie </text:span><text:span text:style-name="T43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110">Fiche de test N°3</text:p>
      <text:p text:style-name="Title"/>
      <text:p text:style-name="P7">Objectif du test :</text:p>
      <text:p text:style-name="P46">Tester la méthode <text:span text:style-name="T50">addItemBook</text:span> dans le cas nominal.</text:p>
      <text:p text:style-name="P10"/>
      <text:p text:style-name="P47"><text:span text:style-name="T62">But principal :</text:span> vérification de l’ajout du livre après utilisation de <text:span text:style-name="T50">addItemBook</text:span> avec des paramètres d’entrées corrects.</text:p>
      <text:p text:style-name="P47"/>
      <text:p text:style-name="P62"><text:span text:style-name="T62">But secondaire :</text:span> <text:span text:style-name="T48">Vérification de la levée de l’exception </text:span><text:span text:style-name="T51">ItemBookAlreadyExists</text:span><text:span text:style-name="T48"> par la méthode </text:span><text:span text:style-name="T69">addItemBook</text:span><text:span text:style-name="T48"> pour tous les cas prévus dans l’API.</text:span></text:p>
      <text:p text:style-name="P7"/>
      <text:p text:style-name="P7"/>
      <text:p text:style-name="P7"/>
      <text:p text:style-name="P7">Description (scénario) :</text:p>
      <text:list xml:id="list1372336434717941181" text:style-name="L1">
        <text:list-item>
          <text:p text:style-name="P156"><text:span text:style-name="T2">Utilisation de </text:span><text:span text:style-name="T65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157"><text:span text:style-name="T4">Utilisation de </text:span><text:span text:style-name="T65">addItemBook</text:span><text:span text:style-name="T4"> pour l’ajout d’un livre avec l’auteur identique au précédent, mais avec un titre différent.</text:span></text:p>
        </text:list-item>
        <text:list-item>
          <text:p text:style-name="P161"><text:span text:style-name="T2">Utilisation de </text:span><text:span text:style-name="T65">addItemBook</text:span><text:span text:style-name="T2"> pour l’ajout d’un livre identique au précédent.</text:span></text:p>
        </text:list-item>
        <text:list-item>
          <text:p text:style-name="P171"><text:span text:style-name="T2">Ut</text:span><text:span text:style-name="T12">i</text:span><text:span text:style-name="T2">lisation de </text:span><text:span text:style-name="T65">addItemBook</text:span><text:span text:style-name="T2"> pour l’ajout d’un livre identique au précédent, mais avec une casse différente pour le titre.</text:span></text:p>
        </text:list-item>
        <text:list-item>
          <text:p text:style-name="P138"><text:span text:style-name="T13">Utilisation de </text:span><text:span text:style-name="T65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76">L’ajout de livres avec des paramètres corrects <text:span text:style-name="T49">(cas 1 et 2)</text:span> ne doit pas lever d’exception, le nombre de livres après ces ajouts doit avoir augmenté en conséquence.</text:p>
      <text:p text:style-name="P76"/>
      <text:p text:style-name="P92"><text:span text:style-name="T49">L’ajout de livres déjà existants (cas 3 à 5) doit lever l’exception </text:span><text:span text:style-name="T69">ItemBookAlreadyExists</text:span><text:span text:style-name="T49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32"/>
      <text:p text:style-name="P33"/>
      <text:p text:style-name="P33"/>
      <text:p text:style-name="Heading_20_5">Conclusion :</text:p>
      <text:p text:style-name="P126">Fiche de test N°4</text:p>
      <text:p text:style-name="Title"/>
      <text:p text:style-name="P20">Objectif du test :</text:p>
      <text:p text:style-name="P48">Tester la méthode <text:span text:style-name="T50">addItemBook</text:span> <text:span text:style-name="T73">sur les cas d’anomalie</text:span>.</text:p>
      <text:p text:style-name="P11"/>
      <text:p text:style-name="P49"><text:span text:style-name="T62">But principal :</text:span> vérification de l<text:span text:style-name="T74">a levée des exceptions </text:span><text:span text:style-name="T52">BadEntry</text:span><text:span text:style-name="T74"> et </text:span><text:span text:style-name="T54">NotMember</text:span><text:span text:style-name="T74"> </text:span>après utilisation de <text:span text:style-name="T50">addItemBook</text:span> avec des paramètres d’entrées <text:span text:style-name="T74">in</text:span>corrects.</text:p>
      <text:p text:style-name="P48"/>
      <text:p text:style-name="P64"><text:span text:style-name="T63">Rappel</text:span><text:span text:style-name="T62"> :</text:span></text:p>
      <text:p text:style-name="P64"><text:span text:style-name="T75">Les 6 cas de levée de l’exception </text:span><text:span text:style-name="T52">BadEntry</text:span><text:span text:style-name="T75"> par la méthode </text:span><text:span text:style-name="T53">addItemBook</text:span><text:span text:style-name="T75"> prévus dans l’API sont :</text:span></text:p>
      <text:p text:style-name="P68">— <text:span text:style-name="T75">si le pseudo n’est pas instancié ou a moins de 1 caractère, autre que des espaces.</text:span></text:p>
      <text:p text:style-name="P68">— <text:span text:style-name="T75">si le password n’est pas instancié ou a moins de 4 caractères, autres que des espaces au début et à la fin.</text:span></text:p>
      <text:p text:style-name="P63">— <text:span text:style-name="T75">si le titre n’est pas instancié ou a moins de 1 caractère, autre que des espaces.</text:span></text:p>
      <text:p text:style-name="P63">— <text:span text:style-name="T75">si le genre n’est pas instancié.</text:span></text:p>
      <text:p text:style-name="P63">— <text:span text:style-name="T75">si l’auteur n’est pas instancié.</text:span></text:p>
      <text:p text:style-name="P63">— <text:span text:style-name="T75">si le nombre de pages n’est pas positif.</text:span></text:p>
      <text:p text:style-name="P63"/>
      <text:p text:style-name="P64"><text:span text:style-name="T75">Les 2 cas de levée de l’exception </text:span><text:span text:style-name="T54">NotMember</text:span><text:span text:style-name="T75"> par la méthode </text:span><text:span text:style-name="T53">addItemBook</text:span><text:span text:style-name="T75"> prévus dans l’API sont :</text:span></text:p>
      <text:p text:style-name="P64">— <text:span text:style-name="T75">si le pseudo n’est pas celui d’un membre.</text:span></text:p>
      <text:p text:style-name="P64">— <text:span text:style-name="T76">si le pseudo et le password ne correspondent pas.</text:span></text:p>
      <text:p text:style-name="P20"/>
      <text:p text:style-name="P20"/>
      <text:p text:style-name="P20">Description (scénario) :</text:p>
      <text:list xml:id="list224259467535266" text:continue-list="list1372336434717941181" text:style-name="L1">
        <text:list-item text:start-value="1">
          <text:p text:style-name="P158"><text:span text:style-name="T2">Utilisation de </text:span><text:span text:style-name="T65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162"><text:span text:style-name="T2">Utilisation de </text:span><text:span text:style-name="T65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172"><text:span text:style-name="T8">Utilisation</text:span><text:span text:style-name="T2"> de </text:span><text:span text:style-name="T65">addItemBook</text:span><text:span text:style-name="T2"> pour l’ajout d’un livre </text:span><text:span text:style-name="T7">avec genre non instancié.</text:span></text:p>
        </text:list-item>
        <text:list-item>
          <text:p text:style-name="P172"><text:span text:style-name="T2">Utilisation de </text:span><text:span text:style-name="T65">addItemBook</text:span><text:span text:style-name="T2"> pour l’ajout d’un livre </text:span><text:span text:style-name="T7">avec un auteur non instancié.</text:span></text:p>
        </text:list-item>
        <text:list-item>
          <text:p text:style-name="P183"><text:span text:style-name="T2">Ut</text:span><text:span text:style-name="T4">ilisation de </text:span><text:span text:style-name="T65">addItemBook</text:span><text:span text:style-name="T4"> pour l’ajout d’un livre avec </text:span><text:span text:style-name="T7">un nombre de pages négatif.</text:span></text:p>
        </text:list-item>
        <text:list-item>
          <text:p text:style-name="P184"><text:span text:style-name="T2">Ut</text:span><text:span text:style-name="T4">ilisation de </text:span><text:span text:style-name="T65">addItemBook</text:span><text:span text:style-name="T4"> pour l’ajout d’un livre avec </text:span><text:span text:style-name="T7">un nombre </text:span><text:span text:style-name="T34">de pages </text:span><text:span text:style-name="T35">égal</text:span><text:span text:style-name="T34"> à 0</text:span><text:span text:style-name="T7">.</text:span></text:p>
        </text:list-item>
        <text:list-item>
          <text:p text:style-name="P188"><text:span text:style-name="T4">Utilisation de </text:span><text:span text:style-name="T65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188"><text:span text:style-name="T4">Utilisation de </text:span><text:span text:style-name="T65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189"><text:span text:style-name="T4">Utilisation de </text:span><text:span text:style-name="T65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95"><text:span text:style-name="T6">U</text:span><text:span text:style-name="T2">tilisation de </text:span><text:span text:style-name="T65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139"><text:span text:style-name="T4">Utilisation de </text:span><text:span text:style-name="T65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140"><text:span text:style-name="T4">Utilisation de </text:span><text:span text:style-name="T65">addItemBook</text:span><text:span text:style-name="T4"> pour l’ajout d’un livre avec </text:span><text:span text:style-name="T7">un password qui ne correspond au pseudo.</text:span></text:p>
        </text:list-item>
      </text:list>
      <text:p text:style-name="P20"/>
      <text:p text:style-name="P20"/>
      <text:p text:style-name="P20">Résultats attendus :</text:p>
      <text:p text:style-name="P81">Dans les cas <text:span text:style-name="T82">1</text:span> à <text:span text:style-name="T99">10</text:span> (inclus), l’exception <text:span text:style-name="T52">BadEntry</text:span> doit être levée. Après la levée de l’exception, <text:span text:style-name="T78">le nombre de livres ne doit pas avoir changé.</text:span></text:p>
      <text:p text:style-name="P87"><text:span text:style-name="T77">Dans les cas 11 à 12, l’exception </text:span><text:span text:style-name="T55">NotMember</text:span><text:span text:style-name="T77"> doit être levée. Après la levée de l’exception, le nombre de livres ne doit pas avoir changé.</text:span></text:p>
      <text:p text:style-name="P20"/>
      <text:p text:style-name="P20"/>
      <text:p text:style-name="P20">Résultats observés :</text:p>
      <text:p text:style-name="P37"/>
      <text:p text:style-name="P34"/>
      <text:p text:style-name="P111">Conclusion :</text:p>
      <text:p text:style-name="P127">Fiche de test N°5</text:p>
      <text:p text:style-name="Title"/>
      <text:p text:style-name="P20">Objectif du test :</text:p>
      <text:p text:style-name="P48">Tester la méthode <text:span text:style-name="T56">reviewItemBook</text:span> dans le cas nominal.</text:p>
      <text:p text:style-name="P11"/>
      <text:p text:style-name="P48"><text:span text:style-name="T62">But principal :</text:span> vérification de l’ajout d<text:span text:style-name="T79">e l’avis</text:span> après utilisation de <text:span text:style-name="T79">review</text:span><text:span text:style-name="T50">ItemBook</text:span> avec des paramètres d’entrées corrects.</text:p>
      <text:p text:style-name="P20"/>
      <text:p text:style-name="P20"/>
      <text:p text:style-name="P20"/>
      <text:p text:style-name="P20">Description (scénario) :</text:p>
      <text:list xml:id="list224259509097930" text:continue-list="list224259467535266" text:style-name="L1">
        <text:list-item text:start-value="1">
          <text:p text:style-name="P139"><text:span text:style-name="T3">Utilisation de </text:span><text:span text:style-name="T65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41"><text:span text:style-name="T3">Utilisation de </text:span><text:span text:style-name="T65">reviewItemBook</text:span><text:span text:style-name="T3"> pour l’ajout d’un avis avec </text:span><text:span text:style-name="T27">un titre avec une casse </text:span><text:span text:style-name="T28">différente.</text:span></text:p>
        </text:list-item>
        <text:list-item>
          <text:p text:style-name="P200"><text:span text:style-name="T3">Utilisation de </text:span><text:span text:style-name="T65">reviewItemBook</text:span><text:span text:style-name="T3"> pour l’ajout d’un avis avec </text:span><text:span text:style-name="T2">un titre avec des espaces au </text:span><text:span text:style-name="T28">début</text:span><text:span text:style-name="T2"> et à la fin.</text:span></text:p>
        </text:list-item>
        <text:list-item>
          <text:p text:style-name="P142"><text:span text:style-name="T3">Utilisation de </text:span><text:span text:style-name="T65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43"><text:span text:style-name="T3">Utilisation de </text:span><text:span text:style-name="T65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0"/>
      <text:p text:style-name="P20"/>
      <text:p text:style-name="P20"/>
      <text:p text:style-name="P20">Résultats attendus :</text:p>
      <text:p text:style-name="P77">L’ajout d’un avis avec des paramètres corrects (<text:span text:style-name="T96">tous les cas</text:span>) ne doit pas lever d’exception. La note moyenne renvoyée doit être é<text:span text:style-name="T84">gale à <text:s/>la moyenne arithmétique des notes ajout</text:span>é<text:span text:style-name="T83">es</text:span>.</text:p>
      <text:p text:style-name="P20"/>
      <text:p text:style-name="P20"/>
      <text:p text:style-name="P20"/>
      <text:p text:style-name="P20">Résultats observés :</text:p>
      <text:p text:style-name="P20"/>
      <text:p text:style-name="P20"/>
      <text:p text:style-name="P37"/>
      <text:p text:style-name="P111">Conclusion :</text:p>
      <text:p text:style-name="P128">Fiche de test N°6</text:p>
      <text:p text:style-name="Title"/>
      <text:p text:style-name="P21">Objectif du test :</text:p>
      <text:p text:style-name="P50">Tester la méthode <text:span text:style-name="T56">reviewItemBook</text:span> <text:span text:style-name="T80">sur les cas d’anomalie</text:span>.</text:p>
      <text:p text:style-name="P12"/>
      <text:p text:style-name="P50"><text:span text:style-name="T62">But principal :</text:span> <text:span text:style-name="T81">vérification de la levée des exceptions </text:span><text:span text:style-name="T57">BadEntry, N</text:span><text:span text:style-name="T56">otItem, </text:span><text:span text:style-name="T57">NotMember</text:span><text:span text:style-name="T48"> par la méthode review</text:span><text:span text:style-name="T69">ItemBook</text:span><text:span text:style-name="T48"> pour tous les cas prévus dans l’API.</text:span></text:p>
      <text:p text:style-name="P51"/>
      <text:p text:style-name="P65"><text:span text:style-name="T63">Rappel</text:span><text:span text:style-name="T62"> :</text:span></text:p>
      <text:p text:style-name="P65"><text:span text:style-name="T75">Les 5 cas de levée de l’exception </text:span><text:span text:style-name="T52">BadEntry</text:span><text:span text:style-name="T75"> par la méthode review</text:span><text:span text:style-name="T53">ItemBook</text:span><text:span text:style-name="T75"> prévus dans l’API sont :</text:span></text:p>
      <text:p text:style-name="P69">— <text:span text:style-name="T75">si le pseudo n’est pas instancié ou a moins de 1 caractère, autre que des espaces.</text:span></text:p>
      <text:p text:style-name="P69">— <text:span text:style-name="T75">si le password n’est pas instancié ou a moins de 4 caractères, autres que des espaces au début et à la fin.</text:span></text:p>
      <text:p text:style-name="P70">— <text:span text:style-name="T75">si le titre n'est pas instancié ou a moins de 1 caractère, autre que des espaces.</text:span></text:p>
      <text:p text:style-name="P65">— <text:span text:style-name="T75">si la note n’est pas comprise dans [0.0, 5.0].</text:span></text:p>
      <text:p text:style-name="P65">— <text:span text:style-name="T75">si le commentaire n’est pas instancié.</text:span></text:p>
      <text:p text:style-name="P65"/>
      <text:p text:style-name="P65"><text:span text:style-name="T75">Le cas de levée de l’exception </text:span><text:span text:style-name="T54">Not</text:span><text:span text:style-name="T57">Item</text:span><text:span text:style-name="T75"> par la méthode review</text:span><text:span text:style-name="T53">ItemBook</text:span><text:span text:style-name="T75"> prévu dans l’API est :</text:span></text:p>
      <text:p text:style-name="P65">— <text:span text:style-name="T75">si le titre n’est pas celui d’un livre.</text:span></text:p>
      <text:p text:style-name="P65"/>
      <text:p text:style-name="P65"><text:span text:style-name="T75">Les 2 cas de levée de l’exception </text:span><text:span text:style-name="T54">NotMember</text:span><text:span text:style-name="T75"> par la méthode review</text:span><text:span text:style-name="T53">ItemBook</text:span><text:span text:style-name="T75"> prévus dans l’API sont :</text:span></text:p>
      <text:p text:style-name="P65">— <text:span text:style-name="T75">si le pseudo n’est pas celui d’un membre.</text:span></text:p>
      <text:p text:style-name="P65">— <text:span text:style-name="T76">si le pseudo et le password ne correspondent pas.</text:span></text:p>
      <text:p text:style-name="P21"/>
      <text:p text:style-name="P7"/>
      <text:p text:style-name="P22">Description (scénario) :</text:p>
      <text:list xml:id="list224259498219129" text:continue-list="list224259509097930" text:style-name="L1">
        <text:list-item text:start-value="1">
          <text:p text:style-name="P163"><text:span text:style-name="T2">Utilisation de </text:span><text:span text:style-name="T65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64"><text:span text:style-name="T6">Utilisation de </text:span><text:span text:style-name="T65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73"><text:span text:style-name="T8">Utilisation</text:span><text:span text:style-name="T2"> de </text:span><text:span text:style-name="T66">review</text:span><text:span text:style-name="T65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74"><text:span text:style-name="T8">Utilisation</text:span><text:span text:style-name="T7"> de </text:span><text:span text:style-name="T66">review</text:span><text:span text:style-name="T65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65"><text:span text:style-name="T7">Utilisation de </text:span><text:span text:style-name="T66">review</text:span><text:span text:style-name="T65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90"><text:span text:style-name="T4">Utilisation de </text:span><text:span text:style-name="T66">review</text:span><text:span text:style-name="T65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90"><text:span text:style-name="T4">Utilisation de </text:span><text:span text:style-name="T66">review</text:span><text:span text:style-name="T65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90"><text:span text:style-name="T4">Utilisation de </text:span><text:span text:style-name="T66">review</text:span><text:span text:style-name="T65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96"><text:span text:style-name="T6">Utilisation de </text:span><text:span text:style-name="T66">review</text:span><text:span text:style-name="T65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75"><text:span text:style-name="T6">Utilisation de </text:span><text:span text:style-name="T66">review</text:span><text:span text:style-name="T65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144"><text:span text:style-name="T4">Utilisation de </text:span><text:span text:style-name="T66">review</text:span><text:span text:style-name="T65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144"><text:span text:style-name="T4">Utilisation de </text:span><text:span text:style-name="T66">review</text:span><text:span text:style-name="T65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2"/>
      <text:p text:style-name="P22"/>
      <text:p text:style-name="P22">Résultats attendus :</text:p>
      <text:p text:style-name="P83">Dans les cas <text:span text:style-name="T85">1 à 9</text:span> (inclus), l’exception <text:span text:style-name="T52">BadEntry</text:span> doit être levée.</text:p>
      <text:p text:style-name="P88">Dans le cas <text:span text:style-name="T88">10</text:span>, l’exception <text:span text:style-name="T54">Not</text:span><text:span text:style-name="T57">Item</text:span> doit être levée.</text:p>
      <text:p text:style-name="P91"><text:span text:style-name="T77">Dans les cas 11 à 12, l’exception </text:span><text:span text:style-name="T55">NotMember</text:span><text:span text:style-name="T77"> doit être levée.</text:span></text:p>
      <text:p text:style-name="P91"/>
      <text:p text:style-name="P82">Après la levée des exceptions, la note moyenne du livre ne doit pas avoir changé.</text:p>
      <text:p text:style-name="P95"/>
      <text:p text:style-name="P7">Résultats observés :</text:p>
      <text:p text:style-name="P32"/>
      <text:p text:style-name="P32"/>
      <text:p text:style-name="Heading_20_5">Conclusion :</text:p>
      <text:p text:style-name="P132">Fiche de test N°<text:span text:style-name="T86">7</text:span></text:p>
      <text:p text:style-name="Title"/>
      <text:p text:style-name="P23">Objectif du test :</text:p>
      <text:p text:style-name="P52">Tester la méthode <text:span text:style-name="T50">addItemFilm</text:span> dans le cas nominal.</text:p>
      <text:p text:style-name="P13"/>
      <text:p text:style-name="P52"><text:span text:style-name="T62">But principal :</text:span> vérification de l’ajout du film après utilisation de <text:span text:style-name="T50">addItemFilm</text:span> avec des paramètres d’entrées corrects.</text:p>
      <text:p text:style-name="P52"/>
      <text:p text:style-name="P66"><text:span text:style-name="T62">But secondaire :</text:span> <text:span text:style-name="T48">Vérification de la levée de l’exception </text:span><text:span text:style-name="T51">ItemFilmAlreadyExists</text:span><text:span text:style-name="T48"> par la méthode </text:span><text:span text:style-name="T69">addItemFilm</text:span><text:span text:style-name="T48"> pour tous les cas prévus dans l’API.</text:span></text:p>
      <text:p text:style-name="P23"/>
      <text:p text:style-name="P23"/>
      <text:p text:style-name="P23"/>
      <text:p text:style-name="P23">Description (scénario) :</text:p>
      <text:list xml:id="list224259285082417" text:continue-list="list224259498219129" text:style-name="L1">
        <text:list-item text:start-value="1">
          <text:p text:style-name="P159"><text:span text:style-name="T2">Utilisation de </text:span><text:span text:style-name="T65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159"><text:span text:style-name="T4">Utilisation de </text:span><text:span text:style-name="T65">addItemFilm</text:span><text:span text:style-name="T4"> pour l’ajout d’un film identique au précédent, mais avec un titre différent.</text:span></text:p>
        </text:list-item>
        <text:list-item>
          <text:p text:style-name="P166"><text:span text:style-name="T2">Utilisation de </text:span><text:span text:style-name="T65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176"><text:span text:style-name="T2">Ut</text:span><text:span text:style-name="T12">i</text:span><text:span text:style-name="T2">lisation de </text:span><text:span text:style-name="T65">addItemFilm</text:span><text:span text:style-name="T2"> pour l’ajout d’un film identique au précédent, mais avec une casse différente pour le titre.</text:span></text:p>
        </text:list-item>
        <text:list-item>
          <text:p text:style-name="P145"><text:span text:style-name="T13">Utilisation de </text:span><text:span text:style-name="T65">addItemFilm</text:span><text:span text:style-name="T13"> pour l’ajout d’un film identique au précédent, mais avec des espaces avant et après le titre.</text:span></text:p>
        </text:list-item>
      </text:list>
      <text:p text:style-name="P23"/>
      <text:p text:style-name="P23"/>
      <text:p text:style-name="P23"/>
      <text:p text:style-name="P23">Résultats attendus :</text:p>
      <text:p text:style-name="P78">L’ajout de films avec des paramètres corrects <text:span text:style-name="T49">(cas 1 et 2)</text:span> ne doit pas lever d’exception, le nombre de films après ces ajouts doit avoir augmenté en conséquence.</text:p>
      <text:p text:style-name="P78"/>
      <text:p text:style-name="P93"><text:span text:style-name="T49">L’ajout de films déjà existants (cas 3 à 5) doit lever l’exception </text:span><text:span text:style-name="T69">ItemFilmAlreadyExists</text:span><text:span text:style-name="T49">. Le nombre de films après ces ajouts ne doit pas avoir augmenté.</text:span></text:p>
      <text:p text:style-name="P23"/>
      <text:p text:style-name="P23"/>
      <text:p text:style-name="P23"/>
      <text:p text:style-name="P23">Résultats observés :</text:p>
      <text:p text:style-name="P38"/>
      <text:p text:style-name="P35"/>
      <text:p text:style-name="P35"/>
      <text:p text:style-name="P112">Conclusion :</text:p>
      <text:p text:style-name="P133">Fiche de test N°<text:span text:style-name="T87">8</text:span></text:p>
      <text:p text:style-name="Title"/>
      <text:p text:style-name="P24">Objectif du test :</text:p>
      <text:p text:style-name="P53">Tester la méthode <text:span text:style-name="T50">addItemFilm</text:span> <text:span text:style-name="T73">sur les cas d’anomalie</text:span>.</text:p>
      <text:p text:style-name="P14"/>
      <text:p text:style-name="P53"><text:span text:style-name="T62">But principal :</text:span> vérification de l<text:span text:style-name="T74">a levée des exceptions </text:span><text:span text:style-name="T52">BadEntry</text:span><text:span text:style-name="T74"> et </text:span><text:span text:style-name="T54">NotMember</text:span><text:span text:style-name="T74"> </text:span>après utilisation de <text:span text:style-name="T50">addItemFilm</text:span> avec des paramètres d’entrées <text:span text:style-name="T74">in</text:span>corrects.</text:p>
      <text:p text:style-name="P53"/>
      <text:p text:style-name="P67"><text:span text:style-name="T63">Rappel</text:span><text:span text:style-name="T62"> :</text:span></text:p>
      <text:p text:style-name="P67"><text:span text:style-name="T75">Les 7 cas de levée de l’exception </text:span><text:span text:style-name="T52">BadEntry</text:span><text:span text:style-name="T75"> par la méthode </text:span><text:span text:style-name="T53">addItemFilm</text:span><text:span text:style-name="T75"> prévus dans l’API sont :</text:span></text:p>
      <text:p text:style-name="P71">— <text:span text:style-name="T75">si le pseudo n’est pas instancié ou a moins de 1 caractère, autre que des espaces.</text:span></text:p>
      <text:p text:style-name="P71">— <text:span text:style-name="T75">si le password n’est pas instancié ou a moins de 4 caractères, autres que des espaces au début et à la fin.</text:span></text:p>
      <text:p text:style-name="P67">— <text:span text:style-name="T75">si le titre n’est pas instancié ou a moins de 1 caractère, autre que des espaces.</text:span></text:p>
      <text:p text:style-name="P67">— <text:span text:style-name="T75">si le genre n’est pas instancié.</text:span></text:p>
      <text:p text:style-name="P71">— <text:span text:style-name="T75">si le réalisateur n’est pas instancié.</text:span></text:p>
      <text:p text:style-name="P71">— <text:span text:style-name="T75">si le scénariste n’est pas instancié.</text:span></text:p>
      <text:p text:style-name="P71">— <text:span text:style-name="T75">si la durée n’est pas positive.</text:span></text:p>
      <text:p text:style-name="P67"/>
      <text:p text:style-name="P67"><text:span text:style-name="T75">Les 2 cas de levée de l’exception </text:span><text:span text:style-name="T54">NotMember</text:span><text:span text:style-name="T75"> par la méthode </text:span><text:span text:style-name="T53">addItemFilm</text:span><text:span text:style-name="T75"> prévus dans l’API sont :</text:span></text:p>
      <text:p text:style-name="P67">— <text:span text:style-name="T75">si le pseudo n’est pas celui d’un membre.</text:span></text:p>
      <text:p text:style-name="P67">— <text:span text:style-name="T76">si le pseudo et le password ne correspondent pas.</text:span></text:p>
      <text:p text:style-name="P24"/>
      <text:p text:style-name="P24"/>
      <text:p text:style-name="P24">Description (scénario) :</text:p>
      <text:list xml:id="list224259866684707" text:continue-list="list224259285082417" text:style-name="L1">
        <text:list-item text:start-value="1">
          <text:p text:style-name="P160"><text:span text:style-name="T2">Utilisation de </text:span><text:span text:style-name="T65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167"><text:span text:style-name="T2">Utilisation de </text:span><text:span text:style-name="T65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177"><text:span text:style-name="T8">Utilisation</text:span><text:span text:style-name="T2"> de </text:span><text:span text:style-name="T65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178"><text:span text:style-name="T2">Utilisation de </text:span><text:span text:style-name="T65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185"><text:span text:style-name="T2">Ut</text:span><text:span text:style-name="T4">ilisation de </text:span><text:span text:style-name="T65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186"><text:span text:style-name="T7">Ut</text:span><text:span text:style-name="T4">ilisation de </text:span><text:span text:style-name="T65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187"><text:span text:style-name="T7">Ut</text:span><text:span text:style-name="T4">ilisation de </text:span><text:span text:style-name="T65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é</text:span><text:span text:style-name="T33">gale à 0</text:span><text:span text:style-name="T7">.</text:span></text:p>
        </text:list-item>
        <text:list-item>
          <text:p text:style-name="P191"><text:span text:style-name="T4">Utilisation de </text:span><text:span text:style-name="T65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191"><text:span text:style-name="T4">Utilisation de </text:span><text:span text:style-name="T65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191"><text:span text:style-name="T4">Utilisation de </text:span><text:span text:style-name="T65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97"><text:span text:style-name="T6">Utilisation de </text:span><text:span text:style-name="T65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46"><text:span text:style-name="T4">Utilisation de </text:span><text:span text:style-name="T65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146"><text:span text:style-name="T4">Utilisation de </text:span><text:span text:style-name="T65">addItemFilm</text:span><text:span text:style-name="T4"> pour l’ajout d’un film avec </text:span><text:span text:style-name="T7">un password qui ne correspond au pseudo.</text:span></text:p>
        </text:list-item>
      </text:list>
      <text:p text:style-name="P24"/>
      <text:p text:style-name="P24"/>
      <text:p text:style-name="P24">Résultats attendus :</text:p>
      <text:p text:style-name="P84">Dans les cas <text:span text:style-name="T82">1</text:span> à <text:span text:style-name="T89">11</text:span> (inclus), l’exception <text:span text:style-name="T52">BadEntry</text:span> doit être levée. Après la levée de l’exception, <text:span text:style-name="T78">le nombre de films ne doit pas avoir changé.</text:span></text:p>
      <text:p text:style-name="P94"><text:span text:style-name="T77">Dans les cas 12 à 13, l’exception </text:span><text:span text:style-name="T55">NotMember</text:span><text:span text:style-name="T77"> doit être levée. Après la levée de l’exception, le nombre de films ne doit pas avoir changé.</text:span></text:p>
      <text:p text:style-name="P24"/>
      <text:p text:style-name="P24"/>
      <text:p text:style-name="P24">Résultats observés :</text:p>
      <text:p text:style-name="P24"/>
      <text:p text:style-name="P36"/>
      <text:p text:style-name="P113">Conclusion :</text:p>
      <text:p text:style-name="P134">Fiche de test N°<text:span text:style-name="T90">9</text:span></text:p>
      <text:p text:style-name="Title"/>
      <text:p text:style-name="P25">Objectif du test :</text:p>
      <text:p text:style-name="P54">Tester la méthode <text:span text:style-name="T56">reviewItemFilm</text:span> dans le cas nominal.</text:p>
      <text:p text:style-name="P15"/>
      <text:p text:style-name="P54"><text:span text:style-name="T62">But principal :</text:span> vérification de l’ajout d<text:span text:style-name="T79">e l’avis</text:span> après utilisation de <text:span text:style-name="T79">review</text:span><text:span text:style-name="T50">ItemFilm</text:span> avec des paramètres d’entrées corrects.</text:p>
      <text:p text:style-name="P25"/>
      <text:p text:style-name="P25"/>
      <text:p text:style-name="P25"/>
      <text:p text:style-name="P25">Description (scénario) :</text:p>
      <text:list xml:id="list224260326457443" text:continue-list="list224259866684707" text:style-name="L1">
        <text:list-item text:start-value="1">
          <text:p text:style-name="P147"><text:span text:style-name="T3">Utilisation de </text:span><text:span text:style-name="T65">reviewItemFilm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48"><text:span text:style-name="T3">Utilisation de </text:span><text:span text:style-name="T65">reviewItemFilm</text:span><text:span text:style-name="T3"> pour l’ajout d’un avis avec </text:span><text:span text:style-name="T29">un titre avec une casse différente.</text:span></text:p>
        </text:list-item>
        <text:list-item>
          <text:p text:style-name="P201"><text:span text:style-name="T29">U</text:span><text:span text:style-name="T2">tilisation </text:span><text:span text:style-name="T3">de </text:span><text:span text:style-name="T65">reviewItemFilm</text:span><text:span text:style-name="T3"> pour l’ajout d’un avis avec </text:span><text:span text:style-name="T29">un titre avec </text:span><text:span text:style-name="T2">des espaces au </text:span><text:span text:style-name="T30">début</text:span><text:span text:style-name="T2"> et à la fin</text:span><text:span text:style-name="T29">.</text:span></text:p>
        </text:list-item>
        <text:list-item>
          <text:p text:style-name="P147"><text:span text:style-name="T3">Utilisation de </text:span><text:span text:style-name="T65">reviewItemFilm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47"><text:span text:style-name="T3">Utilisation de </text:span><text:span text:style-name="T65">reviewItemFilm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5"/>
      <text:p text:style-name="P25"/>
      <text:p text:style-name="P25"/>
      <text:p text:style-name="P25">Résultats attendus :</text:p>
      <text:p text:style-name="P79">L’ajout d’un avis avec des paramètres corrects (<text:span text:style-name="T97">tous les cas</text:span>) ne doit pas lever d’exception. La note moyenne renvoyée doit être é<text:span text:style-name="T84">gale à <text:s/>la moyenne arithmétique des notes ajout</text:span>é<text:span text:style-name="T83">es</text:span>.</text:p>
      <text:p text:style-name="P25"/>
      <text:p text:style-name="P25"/>
      <text:p text:style-name="P25"/>
      <text:p text:style-name="P25">Résultats observés :</text:p>
      <text:p text:style-name="P25"/>
      <text:p text:style-name="P25"/>
      <text:p text:style-name="P39"/>
      <text:p text:style-name="P114">Conclusion :</text:p>
      <text:p text:style-name="P102"/>
      <text:p text:style-name="P102"/>
      <text:p text:style-name="P129">Fiche de test N°<text:span text:style-name="T91">10</text:span></text:p>
      <text:p text:style-name="P120"/>
      <text:p text:style-name="P26">Objectif du test :</text:p>
      <text:p text:style-name="P55">Tester la méthode <text:span text:style-name="T56">reviewItemFilm</text:span> <text:span text:style-name="T80">sur les cas d’anomalie</text:span>.</text:p>
      <text:p text:style-name="P16"/>
      <text:p text:style-name="P55"><text:span text:style-name="T62">But principal :</text:span> <text:span text:style-name="T81">vérification de la levée des exceptions </text:span><text:span text:style-name="T57">BadEntry, N</text:span><text:span text:style-name="T56">otItem, </text:span><text:span text:style-name="T57">NotMember</text:span><text:span text:style-name="T48"> par la méthode </text:span><text:span text:style-name="T71">reviewI</text:span><text:span text:style-name="T69">temFilm</text:span><text:span text:style-name="T48"> pour tous les cas prévus dans l’API.</text:span></text:p>
      <text:p text:style-name="P55"/>
      <text:p text:style-name="P72"><text:span text:style-name="T63">Rappel</text:span><text:span text:style-name="T62"> :</text:span></text:p>
      <text:p text:style-name="P72"><text:span text:style-name="T75">Les 5 cas de levée de l’exception </text:span><text:span text:style-name="T52">BadEntry</text:span><text:span text:style-name="T75"> par la méthode review</text:span><text:span text:style-name="T53">ItemFilm</text:span><text:span text:style-name="T75"> prévus dans l’API sont :</text:span></text:p>
      <text:p text:style-name="P72">— <text:span text:style-name="T75">si le pseudo n’est pas instancié ou a moins de 1 caractère, autre que des espaces.</text:span></text:p>
      <text:p text:style-name="P72">— <text:span text:style-name="T75">si le password n’est pas instancié ou a moins de 4 caractères, autres que des espaces au début et à la fin.</text:span></text:p>
      <text:p text:style-name="P72">— <text:span text:style-name="T75">si le titre n'est pas instancié ou a moins de 1 caractère, autre que des espaces.</text:span></text:p>
      <text:p text:style-name="P72">— <text:span text:style-name="T75">si la note n’est pas comprise dans [0.0, 5.0].</text:span></text:p>
      <text:p text:style-name="P72">— <text:span text:style-name="T75">si le commentaire n’est pas instancié.</text:span></text:p>
      <text:p text:style-name="P72"/>
      <text:p text:style-name="P72"><text:span text:style-name="T75">Le cas de levée de l’exception </text:span><text:span text:style-name="T54">Not</text:span><text:span text:style-name="T57">Item</text:span><text:span text:style-name="T75"> par la méthode review</text:span><text:span text:style-name="T53">ItemFilm</text:span><text:span text:style-name="T75"> prévu dans l’API est :</text:span></text:p>
      <text:p text:style-name="P72">— <text:span text:style-name="T75">si le titre n’est pas celui d’un film.</text:span></text:p>
      <text:p text:style-name="P72"/>
      <text:p text:style-name="P72"><text:span text:style-name="T75">Les 2 cas de levée de l’exception </text:span><text:span text:style-name="T54">NotMember</text:span><text:span text:style-name="T75"> par la méthode review</text:span><text:span text:style-name="T53">ItemFilm</text:span><text:span text:style-name="T75"> prévus dans l’API sont :</text:span></text:p>
      <text:p text:style-name="P72">— <text:span text:style-name="T75">si le pseudo n’est pas celui d’un membre.</text:span></text:p>
      <text:p text:style-name="P72">— si le pseudo et le password ne correspondent pas.</text:p>
      <text:p text:style-name="P26"/>
      <text:p text:style-name="P26">Description (scénario) :</text:p>
      <text:list xml:id="list224259360374360" text:continue-list="list224260326457443" text:style-name="L1">
        <text:list-item text:start-value="1">
          <text:p text:style-name="P168"><text:span text:style-name="T2">Utilisation de </text:span><text:span text:style-name="T65">reviewItemFilm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68"><text:span text:style-name="T6">Utilisation de </text:span><text:span text:style-name="T65">reviewItemFilm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79"><text:span text:style-name="T8">Utilisation</text:span><text:span text:style-name="T2"> de </text:span><text:span text:style-name="T66">review</text:span><text:span text:style-name="T65">ItemFilm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79"><text:span text:style-name="T8">Utilisation</text:span><text:span text:style-name="T7"> de </text:span><text:span text:style-name="T66">review</text:span><text:span text:style-name="T65">ItemFilm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68"><text:span text:style-name="T7">Utilisation de </text:span><text:span text:style-name="T66">review</text:span><text:span text:style-name="T65">ItemFilm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92"><text:span text:style-name="T4">Utilisation de </text:span><text:span text:style-name="T66">review</text:span><text:span text:style-name="T65">ItemFilm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92"><text:span text:style-name="T4">Utilisation de </text:span><text:span text:style-name="T66">review</text:span><text:span text:style-name="T65">ItemFilm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92"><text:span text:style-name="T4">Utilisation de </text:span><text:span text:style-name="T66">review</text:span><text:span text:style-name="T65">ItemFilm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98"><text:span text:style-name="T6">Utilisation de </text:span><text:span text:style-name="T66">review</text:span><text:span text:style-name="T65">ItemFilm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79"><text:span text:style-name="T6">Utilisation de </text:span><text:span text:style-name="T66">review</text:span><text:span text:style-name="T65">ItemFilm</text:span><text:span text:style-name="T6"> pour l’ajout d’un </text:span><text:span text:style-name="T11">avis</text:span><text:span text:style-name="T6"> </text:span><text:span text:style-name="T7">avec un </text:span><text:span text:style-name="T11">film (titre) non existant</text:span><text:span text:style-name="T7">.</text:span></text:p>
        </text:list-item>
        <text:list-item>
          <text:p text:style-name="P149"><text:span text:style-name="T4">Utilisation de </text:span><text:span text:style-name="T66">review</text:span><text:span text:style-name="T65">ItemFilm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149"><text:span text:style-name="T4">Utilisation de </text:span><text:span text:style-name="T66">review</text:span><text:span text:style-name="T65">ItemFilm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6"/>
      <text:p text:style-name="P26">Résultats attendus :</text:p>
      <text:p text:style-name="P85">Dans les cas <text:span text:style-name="T85">1 à 9</text:span> (inclus), l’exception <text:span text:style-name="T52">BadEntry</text:span> doit être levée.</text:p>
      <text:p text:style-name="P89">Dans le cas <text:span text:style-name="T88">10</text:span>, l’exception <text:span text:style-name="T54">Not</text:span><text:span text:style-name="T57">Item</text:span> doit être levée.</text:p>
      <text:p text:style-name="P96"><text:span text:style-name="T77">Dans les cas 11 à 12, l’exception </text:span><text:span text:style-name="T55">NotMember</text:span><text:span text:style-name="T77"> doit être levée.</text:span></text:p>
      <text:p text:style-name="P96"/>
      <text:p text:style-name="P85">Après la levée des exceptions, la note moyenne du film ne doit pas avoir changé.</text:p>
      <text:p text:style-name="P96"/>
      <text:p text:style-name="P26">Résultats observés :</text:p>
      <text:p text:style-name="P40"/>
      <text:p text:style-name="P40"/>
      <text:p text:style-name="P115">Conclusion :</text:p>
      <text:p text:style-name="P103"/>
      <text:p text:style-name="P103"/>
      <text:p text:style-name="P135">Fiche de test N°<text:span text:style-name="T92">11</text:span></text:p>
      <text:p text:style-name="P121"/>
      <text:p text:style-name="P27">Objectif du test :</text:p>
      <text:p text:style-name="P56">Tester la méthode <text:span text:style-name="T58">consultItems</text:span> dans le cas nominal.</text:p>
      <text:p text:style-name="P17"/>
      <text:p text:style-name="P57"><text:span text:style-name="T62">But principal :</text:span> vérification d<text:span text:style-name="T93">u nombre d'items renvoy</text:span>é <text:span text:style-name="T93">par la méthode </text:span><text:span text:style-name="T58">consultItems</text:span><text:span text:style-name="T50">.</text:span></text:p>
      <text:p text:style-name="P27"/>
      <text:p text:style-name="P27"/>
      <text:p text:style-name="P27"/>
      <text:p text:style-name="P27">Description (scénario) :</text:p>
      <text:list xml:id="list224259482593828" text:continue-list="list224259360374360" text:style-name="L1">
        <text:list-item text:start-value="1">
          <text:p text:style-name="P150"><text:span text:style-name="T3">Utilisation de </text:span><text:span text:style-name="T67">consultItems</text:span><text:span text:style-name="T3"> pour </text:span><text:span text:style-name="T25">consulter un item inexistant dans un réseau social vide</text:span><text:span text:style-name="T3">.</text:span></text:p>
        </text:list-item>
        <text:list-item>
          <text:p text:style-name="P150"><text:span text:style-name="T3">Utilisation de </text:span><text:span text:style-name="T67">consultItems</text:span><text:span text:style-name="T3"> pour </text:span><text:span text:style-name="T25">consulter un item inexistant dans un réseau social rempli</text:span><text:span text:style-name="T3">.</text:span></text:p>
        </text:list-item>
        <text:list-item>
          <text:p text:style-name="P150"><text:span text:style-name="T3">Utilisation de </text:span><text:span text:style-name="T67">consultItems</text:span><text:span text:style-name="T3"> </text:span><text:span text:style-name="T25">consulter un livre et un film (existants) ayant le même titre.</text:span></text:p>
        </text:list-item>
        <text:list-item>
          <text:p text:style-name="P151"><text:span text:style-name="T3">Utilisation de </text:span><text:span text:style-name="T67">consultItems</text:span><text:span text:style-name="T3"> </text:span><text:span text:style-name="T25">consulter un livre et un film (existants) ayant le même titre, </text:span><text:span text:style-name="T31">mais avec une casse </text:span><text:span text:style-name="T32">différente.</text:span></text:p>
        </text:list-item>
        <text:list-item>
          <text:p text:style-name="P151"><text:span text:style-name="T3">Utilisation de </text:span><text:span text:style-name="T67">consultItems</text:span><text:span text:style-name="T3"> </text:span><text:span text:style-name="T25">consulter un livre et un film (existants) ayant le même titre, </text:span><text:span text:style-name="T31">mais avec des espaces au </text:span><text:span text:style-name="T32">début</text:span><text:span text:style-name="T31"> et a la fin.</text:span></text:p>
        </text:list-item>
      </text:list>
      <text:p text:style-name="P27"/>
      <text:p text:style-name="P27"/>
      <text:p text:style-name="P27"/>
      <text:p text:style-name="P27">Résultats attendus :</text:p>
      <text:p text:style-name="P98">La consultation des items dans les cas 1 et 2 doit renvoyer une liste vide et ne doit pas lever d'exception.</text:p>
      <text:p text:style-name="P97">La consultation des items dans l<text:span text:style-name="T98">es cas 3, 4, et 5</text:span> doit renvoyer une liste contenant deux chaines de <text:span text:style-name="T94">caractères.</text:span></text:p>
      <text:p text:style-name="P27"/>
      <text:p text:style-name="P27"/>
      <text:p text:style-name="P27"/>
      <text:p text:style-name="P27">Résultats observés :</text:p>
      <text:p text:style-name="P27"/>
      <text:p text:style-name="P27"/>
      <text:p text:style-name="P41"/>
      <text:p text:style-name="P116">Conclusion :</text:p>
      <text:p text:style-name="P104"/>
      <text:p text:style-name="P104"/>
      <text:p text:style-name="P104"/>
      <text:p text:style-name="P104"/>
      <text:p text:style-name="P130">Fiche de test N°<text:span text:style-name="T91">12</text:span></text:p>
      <text:p text:style-name="P122"/>
      <text:p text:style-name="P28">Objectif du test :</text:p>
      <text:p text:style-name="P58">Tester la méthode <text:span text:style-name="T58">consultItems</text:span> <text:span text:style-name="T80">sur les cas d’anomalie</text:span>.</text:p>
      <text:p text:style-name="P18"/>
      <text:p text:style-name="P100"><text:span text:style-name="T64">But principal :</text:span><text:span text:style-name="T95"> vérification de la levée de l'exception </text:span><text:span text:style-name="T57">BadEntry </text:span><text:span text:style-name="T48">par la méthode </text:span><text:span text:style-name="T70">consultItems</text:span><text:span text:style-name="T48"> pour le cas prévu dans l’API (si le nom n'est pas instancié ou a moins de 1 caractère autre que des espaces).</text:span></text:p>
      <text:p text:style-name="P100"/>
      <text:p text:style-name="P100"/>
      <text:p text:style-name="P28"/>
      <text:p text:style-name="P28">Description (scénario) :</text:p>
      <text:list xml:id="list224259657742508" text:continue-list="list224259482593828" text:style-name="L1">
        <text:list-item text:start-value="1">
          <text:p text:style-name="P180"><text:span text:style-name="T8">Utilisation</text:span><text:span text:style-name="T7"> de </text:span><text:span text:style-name="T67">consultItems</text:span><text:span text:style-name="T7"> pour l</text:span><text:span text:style-name="T26">a consultation d'un item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52"><text:span text:style-name="T7">Utilisation de </text:span><text:span text:style-name="T67">consultItems</text:span><text:span text:style-name="T7"> pour l</text:span><text:span text:style-name="T26">a consultation d'un item</text:span><text:span text:style-name="T7"> </text:span><text:span text:style-name="T6">avec un titre composé uniquement d’espaces.</text:span></text:p>
        </text:list-item>
      </text:list>
      <text:p text:style-name="P28"/>
      <text:p text:style-name="P28"/>
      <text:p text:style-name="P28"/>
      <text:p text:style-name="P28">Résultats attendus :</text:p>
      <text:p text:style-name="P99"><text:span text:style-name="T77">Dans les cas 1 et 2, l’exception </text:span><text:span text:style-name="T52">BadEntry</text:span><text:span text:style-name="T77"> doit être levée.</text:span></text:p>
      <text:p text:style-name="P99"/>
      <text:p text:style-name="P99"/>
      <text:p text:style-name="P99"/>
      <text:p text:style-name="P28">Résultats observés :</text:p>
      <text:p text:style-name="P42"/>
      <text:p text:style-name="P42"/>
      <text:p text:style-name="P42"/>
      <text:p text:style-name="P117">Conclusion :</text:p>
      <text:p text:style-name="P106"/>
      <text:p text:style-name="P106"/>
      <text:p text:style-name="P136">Fiche de test N°<text:span text:style-name="T92">13</text:span></text:p>
      <text:p text:style-name="P123"/>
      <text:p text:style-name="P29">Objectif du test :</text:p>
      <text:p text:style-name="P59">Tester la méthode <text:span text:style-name="T59">gradeReviewItemBook</text:span> dans le cas nominal.</text:p>
      <text:p text:style-name="P19"/>
      <text:p text:style-name="P59"><text:span text:style-name="T62">But principal :</text:span> vérification d<text:span text:style-name="T100">e la note de la review renvoy</text:span>é<text:span text:style-name="T100">e</text:span> <text:span text:style-name="T93">par la méthode </text:span><text:span text:style-name="T59">gradeReviewItemBook</text:span><text:span text:style-name="T50">.</text:span></text:p>
      <text:p text:style-name="P29"/>
      <text:p text:style-name="P29"/>
      <text:p text:style-name="P29"/>
      <text:p text:style-name="P29">Description (scénario) :</text:p>
      <text:list xml:id="list224259964302900" text:continue-list="list224259657742508" text:style-name="L1">
        <text:list-item text:start-value="1">
          <text:p text:style-name="P153"><text:span text:style-name="T3">Utilisation de </text:span><text:span text:style-name="T68">gradeReviewItemBook</text:span><text:span text:style-name="T3"> pour l’ajout d’un</text:span><text:span text:style-name="T36">e note sur un</text:span><text:span text:style-name="T3"> avis avec </text:span><text:span text:style-name="T36">des</text:span><text:span text:style-name="T3"> paramètres d’entrée</text:span><text:span text:style-name="T5">s</text:span><text:span text:style-name="T3"> corrects.</text:span></text:p>
        </text:list-item>
        <text:list-item>
          <text:p text:style-name="P154"><text:span text:style-name="T3">Utilisation de </text:span><text:span text:style-name="T68">gradeReviewItemBook</text:span><text:span text:style-name="T3"> pour l’ajout d’un</text:span><text:span text:style-name="T36">e note sur un</text:span><text:span text:style-name="T3">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53"><text:span text:style-name="T3">Utilisation de </text:span><text:span text:style-name="T68">gradeReviewItemBook</text:span><text:span text:style-name="T3"> pour l’ajout d’un</text:span><text:span text:style-name="T36">e note sur un </text:span><text:span text:style-name="T3">avis avec </text:span><text:span text:style-name="T29">un titre avec une casse différente.</text:span></text:p>
        </text:list-item>
        <text:list-item>
          <text:p text:style-name="P153"><text:span text:style-name="T29">U</text:span><text:span text:style-name="T42">tilisation </text:span><text:span text:style-name="T3">de </text:span><text:span text:style-name="T68">gradeReviewItemBook</text:span><text:span text:style-name="T3"> pour l’ajout d’un</text:span><text:span text:style-name="T36">e note sur un</text:span><text:span text:style-name="T3"> avis avec </text:span><text:span text:style-name="T29">un titre avec </text:span><text:span text:style-name="T42">des espaces au </text:span><text:span text:style-name="T30">début</text:span><text:span text:style-name="T42"> et à la fin</text:span><text:span text:style-name="T29">.</text:span></text:p>
        </text:list-item>
        <text:list-item>
          <text:p text:style-name="P153"><text:span text:style-name="T3">Utilisation de </text:span><text:span text:style-name="T68">gradeReviewItemBook</text:span><text:span text:style-name="T3"> pour l’ajout d’un</text:span><text:span text:style-name="T36">e note sur un</text:span><text:span text:style-name="T3"> avis avec </text:span><text:span text:style-name="T14">un membre diff</text:span><text:span text:style-name="T3">é</text:span><text:span text:style-name="T14">rent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9"/>
      <text:p text:style-name="P29"/>
      <text:p text:style-name="P29"/>
      <text:p text:style-name="P29">Résultats attendus :</text:p>
      <text:p text:style-name="P80">L<text:span text:style-name="T101">a notation</text:span> d’un avis avec des paramètres corrects (<text:span text:style-name="T97">tous les cas</text:span>) ne doit pas lever d’exception. La note moyenne renvoyée doit être é<text:span text:style-name="T84">gale à <text:s/>la moyenne arithmétique des notes ajout</text:span>é<text:span text:style-name="T83">es</text:span>.</text:p>
      <text:p text:style-name="P29"/>
      <text:p text:style-name="P29"/>
      <text:p text:style-name="P29"/>
      <text:p text:style-name="P29">Résultats observés :</text:p>
      <text:p text:style-name="P29"/>
      <text:p text:style-name="P29"/>
      <text:p text:style-name="P43"/>
      <text:p text:style-name="P118">Conclusion :</text:p>
      <text:p text:style-name="P105"/>
      <text:p text:style-name="P105"/>
      <text:p text:style-name="P105"/>
      <text:p text:style-name="P105"/>
      <text:p text:style-name="P105"/>
      <text:p text:style-name="P131">Fiche de test N°<text:span text:style-name="T102">14</text:span></text:p>
      <text:p text:style-name="P124"/>
      <text:p text:style-name="P30">Objectif du test :</text:p>
      <text:p text:style-name="P60">Tester la méthode <text:span text:style-name="T59">gradeReviewItemBook</text:span> <text:span text:style-name="T80">sur les cas d’anomalie</text:span>.</text:p>
      <text:p text:style-name="P61"><text:span text:style-name="T62">But principal :</text:span> <text:span text:style-name="T81">vérification de la levée des exceptions </text:span><text:span text:style-name="T57">BadEntry, </text:span><text:span text:style-name="T60">NotReview, </text:span><text:span text:style-name="T57">NotMember</text:span><text:span text:style-name="T48"> par la méthode </text:span><text:span text:style-name="T72">gradeReviewItemBook</text:span><text:span text:style-name="T48"> pour tous les cas prévus dans l’API.</text:span></text:p>
      <text:p text:style-name="P73"><text:span text:style-name="T63">Rappel</text:span><text:span text:style-name="T62"> :</text:span></text:p>
      <text:p text:style-name="P74"><text:span text:style-name="T75">Les cas de levée de l’exception </text:span><text:span text:style-name="T52">BadEntry</text:span><text:span text:style-name="T75"> par la méthode </text:span><text:span text:style-name="T59">gradeReviewItemBook</text:span><text:span text:style-name="T75"> prévus dans l’API sont :</text:span></text:p>
      <text:p text:style-name="P73">— <text:span text:style-name="T75">si le pseudo n’est pas instancié ou a moins de 1 caractère, autre que des espaces.</text:span></text:p>
      <text:p text:style-name="P73">— <text:span text:style-name="T75">si le password n’est pas instancié ou a moins de 4 caractères, autres que des espaces au début et à la fin.</text:span></text:p>
      <text:p text:style-name="P73">— <text:span text:style-name="T75">si le titre n'est pas instancié ou a moins de 1 caractère, autre que des espaces.</text:span></text:p>
      <text:p text:style-name="P73">— <text:span text:style-name="T75">si la note n’est pas comprise dans [1.0, 3.0].</text:span></text:p>
      <text:p text:style-name="P75"><text:span text:style-name="T75">Le cas de levée de l’exception </text:span><text:span text:style-name="T54">Not</text:span><text:span text:style-name="T60">Review</text:span><text:span text:style-name="T75"> par la méthode </text:span><text:span text:style-name="T59">gradeReviewItemBook</text:span><text:span text:style-name="T75"> prévu dans l’API est :</text:span></text:p>
      <text:p text:style-name="P73">— <text:span text:style-name="T75">si le pseudo n'est pas associe a une review pour le titre.</text:span></text:p>
      <text:p text:style-name="P73"><text:span text:style-name="T75">Les 2 cas de levée de l’exception </text:span><text:span text:style-name="T54">NotMember</text:span><text:span text:style-name="T75"> par la méthode review</text:span><text:span text:style-name="T53">ItemBook</text:span><text:span text:style-name="T75"> prévus dans l’API sont :</text:span></text:p>
      <text:p text:style-name="P73">— <text:span text:style-name="T75">si le pseudo n’est pas celui d’un membre.</text:span></text:p>
      <text:p text:style-name="P73">— si le pseudo et le password ne correspondent pas.</text:p>
      <text:p text:style-name="P30">Description (scénario) :</text:p>
      <text:list xml:id="list224260214527752" text:continue-list="list224259964302900" text:style-name="L1">
        <text:list-item text:start-value="1">
          <text:p text:style-name="P169"><text:span text:style-name="T2">Utilisation de </text:span><text:span text:style-name="T65">reviewItemBook</text:span><text:span text:style-name="T2"> pour l’ajout d’un</text:span><text:span text:style-name="T37">e note sur un</text:span><text:span text:style-name="T2">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70"><text:span text:style-name="T6">Utilisation de </text:span><text:span text:style-name="T65">reviewItemBook</text:span><text:span text:style-name="T6"> pour l’ajout d’un</text:span><text:span text:style-name="T37">e note sur un</text:span><text:span text:style-name="T6"> </text:span><text:span text:style-name="T9">avis</text:span><text:span text:style-name="T6"> avec un</text:span><text:span text:style-name="T10">e note supérieure à </text:span><text:span text:style-name="T37">3</text:span><text:span text:style-name="T10">.0</text:span><text:span text:style-name="T6">.</text:span></text:p>
        </text:list-item>
        <text:list-item>
          <text:p text:style-name="P181"><text:span text:style-name="T8">Utilisation</text:span><text:span text:style-name="T7"> de </text:span><text:span text:style-name="T66">review</text:span><text:span text:style-name="T65">ItemBook</text:span><text:span text:style-name="T7"> pour l’ajout d’un</text:span><text:span text:style-name="T37">e note sur un</text:span><text:span text:style-name="T7">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70"><text:span text:style-name="T7">Utilisation de </text:span><text:span text:style-name="T66">review</text:span><text:span text:style-name="T65">ItemBook</text:span><text:span text:style-name="T7"> pour l’ajout d’un</text:span><text:span text:style-name="T37">e note sur un</text:span><text:span text:style-name="T7">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93"><text:span text:style-name="T4">Utilisation de </text:span><text:span text:style-name="T66">review</text:span><text:span text:style-name="T65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6">non instanci</text:span><text:span text:style-name="T7">é </text:span><text:span text:style-name="T37">pour le </text:span><text:span text:style-name="T38">donneur d'avis</text:span><text:span text:style-name="T7">.</text:span></text:p>
        </text:list-item>
        <text:list-item>
          <text:p text:style-name="P193"><text:span text:style-name="T4">Utilisation de </text:span><text:span text:style-name="T66">review</text:span><text:span text:style-name="T65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2">non instanci</text:span><text:span text:style-name="T7">é </text:span><text:span text:style-name="T37">pour le noteur</text:span><text:span text:style-name="T7">.</text:span></text:p>
        </text:list-item>
        <text:list-item>
          <text:p text:style-name="P193"><text:span text:style-name="T4">Utilisation de </text:span><text:span text:style-name="T66">review</text:span><text:span text:style-name="T65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</text:span><text:span text:style-name="T2">password non instanci</text:span><text:span text:style-name="T7">é </text:span><text:span text:style-name="T37">pour le noteur</text:span><text:span text:style-name="T7">.</text:span></text:p>
        </text:list-item>
        <text:list-item>
          <text:p text:style-name="P194"><text:span text:style-name="T4">Utilisation de </text:span><text:span text:style-name="T66">review</text:span><text:span text:style-name="T65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6">composé uniquement d’espaces </text:span><text:span text:style-name="T39">pour le donneur d'avis</text:span><text:span text:style-name="T6">.</text:span></text:p>
        </text:list-item>
        <text:list-item>
          <text:p text:style-name="P194"><text:span text:style-name="T4">Utilisation de </text:span><text:span text:style-name="T66">review</text:span><text:span text:style-name="T65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6">composé uniquement d’espaces </text:span><text:span text:style-name="T39">pour le noteur</text:span><text:span text:style-name="T6">.</text:span></text:p>
        </text:list-item>
        <text:list-item>
          <text:p text:style-name="P199"><text:span text:style-name="T6">Utilisation de </text:span><text:span text:style-name="T66">review</text:span><text:span text:style-name="T65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 </text:span><text:span text:style-name="T39">pour le noteur</text:span><text:span text:style-name="T6">.</text:span></text:p>
        </text:list-item>
        <text:list-item>
          <text:p text:style-name="P182"><text:span text:style-name="T6">Utilisation de </text:span><text:span text:style-name="T66">review</text:span><text:span text:style-name="T65">ItemBook</text:span><text:span text:style-name="T6"> pour l’ajout d’un</text:span><text:span text:style-name="T37">e note sur un</text:span><text:span text:style-name="T6"> </text:span><text:span text:style-name="T11">avis</text:span><text:span text:style-name="T6"> </text:span><text:span text:style-name="T7">avec un </text:span><text:span text:style-name="T11">livre (titre) </text:span><text:span text:style-name="T41">pour lequel le donneur d'avis n'a pas donne d'avis</text:span><text:span text:style-name="T7">.</text:span></text:p>
        </text:list-item>
        <text:list-item>
          <text:p text:style-name="P182"><text:span text:style-name="T4">Utilisation de </text:span><text:span text:style-name="T66">review</text:span><text:span text:style-name="T65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qui n’est pas celui d’un membre </text:span><text:span text:style-name="T40">pour le donneur d'avis</text:span><text:span text:style-name="T7">.</text:span></text:p>
        </text:list-item>
        <text:list-item>
          <text:p text:style-name="P155"><text:span text:style-name="T4">Utilisation de </text:span><text:span text:style-name="T66">review</text:span><text:span text:style-name="T65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qui n’est pas celui d’un membre </text:span><text:span text:style-name="T40">pour le noteur</text:span><text:span text:style-name="T7">.</text:span></text:p>
        </text:list-item>
        <text:list-item>
          <text:p text:style-name="P155"><text:span text:style-name="T4">Utilisation de </text:span><text:span text:style-name="T66">review</text:span><text:span text:style-name="T65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assword qui ne correspond au pseudo </text:span><text:span text:style-name="T40">pour le noteur</text:span><text:span text:style-name="T7">.</text:span></text:p>
        </text:list-item>
      </text:list>
      <text:p text:style-name="P30">Résultats attendus :</text:p>
      <text:p text:style-name="P86">Dans les cas <text:span text:style-name="T85">1 à 10</text:span> (inclus), l’exception <text:span text:style-name="T52">BadEntry</text:span> doit être levée.</text:p>
      <text:p text:style-name="P90">Dans le cas <text:span text:style-name="T88">11</text:span>, l’exception <text:span text:style-name="T54">Not</text:span><text:span text:style-name="T61">Review</text:span> doit être levée.</text:p>
      <text:p text:style-name="P101"><text:span text:style-name="T77">Dans les cas 12 à 14, l’exception </text:span><text:span text:style-name="T55">NotMember</text:span><text:span text:style-name="T77"> doit être levée.</text:span></text:p>
      <text:p text:style-name="P86">Après la levée des exceptions, la note moyenne du livre ne doit pas avoir changé.</text:p>
      <text:p text:style-name="P30">Résultats observés :</text:p>
      <text:p text:style-name="P44"/>
      <text:p text:style-name="P119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5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20T22:42:58.638960211">20 mai 2015</text:date></text:p>
      </style:header>
      <style:footer>
        <text:p text:style-name="MP3"><text:span text:style-name="MT1">Télécom Bretagne</text:span><text:tab/><text:span text:style-name="MT2"><text:page-number text:select-page="current">4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15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4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20T22:42:58.559284000</dc:date>
    <meta:print-date>2004-03-31T15:12:00</meta:print-date>
    <dc:language>fr-FR</dc:language>
    <meta:editing-cycles>193</meta:editing-cycles>
    <meta:editing-duration>P1DT6H41M2S</meta:editing-duration>
    <meta:document-statistic meta:table-count="4" meta:image-count="0" meta:object-count="0" meta:page-count="15" meta:paragraph-count="330" meta:word-count="3552" meta:character-count="21512" meta:non-whitespace-character-count="18330"/>
    <meta:user-defined meta:name="Info 1"/>
    <meta:user-defined meta:name="Info 2"/>
    <meta:user-defined meta:name="Info 3"/>
    <meta:user-defined meta:name="Info 4"/>
  </office:meta>
</office:document-meta>
</file>